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Negatori3" fo:font-size="40pt" style:font-size-asian="40pt" style:font-size-complex="40pt"/>
    </style:style>
    <style:style style:name="P2" style:family="paragraph" style:parent-style-name="Text_20_body">
      <style:paragraph-properties fo:margin-left="3.888cm" fo:margin-right="0cm" fo:text-indent="-2.625cm" style:auto-text-indent="false">
        <style:tab-stops/>
      </style:paragraph-properties>
    </style:style>
    <style:style style:name="P3" style:family="paragraph" style:parent-style-name="Text_20_body">
      <style:paragraph-properties fo:margin-left="3.888cm" fo:margin-right="0cm" fo:margin-top="0cm" fo:margin-bottom="0cm" fo:text-indent="-2.625cm" style:auto-text-indent="false">
        <style:tab-stops/>
      </style:paragraph-properties>
    </style:style>
    <style:style style:name="P4" style:family="paragraph" style:parent-style-name="Text_20_body">
      <style:paragraph-properties fo:margin-left="1.94cm" fo:margin-right="0cm" fo:margin-top="0cm" fo:margin-bottom="0.254cm" fo:text-indent="-1.882cm" style:auto-text-indent="false">
        <style:tab-stops/>
      </style:paragraph-properties>
    </style:style>
    <style:style style:name="P5" style:family="paragraph" style:parent-style-name="Text_20_body">
      <style:paragraph-properties fo:margin-left="1.94cm" fo:margin-right="0cm" fo:text-indent="-1.882cm" style:auto-text-indent="false">
        <style:tab-stops/>
      </style:paragraph-properties>
    </style:style>
    <style:style style:name="P6" style:family="paragraph" style:parent-style-name="Text_20_body">
      <style:paragraph-properties fo:margin-left="1.998cm" fo:margin-right="0cm" fo:text-indent="-1.94cm" style:auto-text-indent="false">
        <style:tab-stops/>
      </style:paragraph-properties>
    </style:style>
    <style:style style:name="P7" style:family="paragraph" style:parent-style-name="Text_20_body" style:master-page-name="">
      <style:paragraph-properties fo:margin-top="0cm" fo:margin-bottom="0cm" style:page-number="auto"/>
      <style:text-properties style:font-name="Courier New"/>
    </style:style>
    <style:style style:name="P8" style:family="paragraph" style:parent-style-name="Text_20_body">
      <style:paragraph-properties fo:margin-top="0cm" fo:margin-bottom="0cm"/>
      <style:text-properties style:font-name="Courier New"/>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Contents_20_4">
      <style:paragraph-properties>
        <style:tab-stops>
          <style:tab-stop style:position="16.092cm" style:type="right" style:leader-style="dotted" style:leader-text="."/>
        </style:tab-stops>
      </style:paragraph-properties>
    </style:style>
    <style:style style:name="P14" style:family="paragraph" style:parent-style-name="Standard">
      <style:text-properties fo:font-size="10pt" style:font-size-asian="10pt" style:font-size-complex="10pt"/>
    </style:style>
    <style:style style:name="P15" style:family="paragraph" style:parent-style-name="Egoscript_20_Lua_20_Definition">
      <style:text-properties fo:font-style="italic" style:font-style-asian="italic" style:font-style-complex="italic"/>
    </style:style>
    <style:style style:name="P16" style:family="paragraph" style:parent-style-name="Egoscript_20_Function_20_Definition">
      <style:paragraph-properties style:writing-mode="lr-tb"/>
    </style:style>
    <style:style style:name="P17" style:family="paragraph" style:parent-style-name="Text_20_body" style:list-style-name="L1">
      <style:paragraph-properties fo:margin-left="1.27cm" fo:margin-right="0cm" fo:margin-top="0cm" fo:margin-bottom="0cm" fo:text-indent="-0.635cm" style:auto-text-indent="false"/>
    </style:style>
    <style:style style:name="P18" style:family="paragraph" style:parent-style-name="Text_20_body" style:list-style-name="L2">
      <style:paragraph-properties fo:margin-left="1.27cm" fo:margin-right="0cm" fo:margin-top="0cm" fo:margin-bottom="0cm" fo:text-indent="-0.635cm" style:auto-text-indent="false"/>
    </style:style>
    <style:style style:name="P19" style:family="paragraph" style:parent-style-name="Heading_20_1">
      <style:paragraph-properties fo:break-before="page"/>
    </style:style>
    <style:style style:name="P20" style:family="paragraph" style:parent-style-name="Heading_20_1" style:master-page-name="">
      <style:paragraph-properties style:page-number="auto" fo:break-before="page"/>
    </style:style>
    <style:style style:name="P21" style:family="paragraph" style:parent-style-name="Egoscript_20_Lua_20_Definition">
      <style:text-properties fo:font-style="italic" style:font-style-asian="italic" style:font-style-complex="italic"/>
    </style:style>
    <style:style style:name="P22" style:family="paragraph" style:parent-style-name="Egoscript_20_Lua_20_Definition">
      <style:text-properties fo:font-style="italic" style:font-style-complex="italic"/>
    </style:style>
    <style:style style:name="P23" style:family="paragraph" style:parent-style-name="Egoscript_20_Function">
      <style:text-properties fo:font-weight="bold" style:font-weight-complex="bold"/>
    </style:style>
    <style:style style:name="P24" style:family="paragraph" style:parent-style-name="Egoscript_20_Function">
      <style:text-properties fo:font-weight="bold" style:font-weight-asian="bold" style:font-weight-complex="bold"/>
    </style:style>
    <style:style style:name="P25" style:family="paragraph" style:parent-style-name="Egoscript_20_Function">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style:font-weight-complex="bold"/>
    </style:style>
    <style:style style:name="T7"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fo:margin-left="0.635cm" fo:margin-right="0.635cm" style:editable="false">
        <style:columns fo:column-count="1" fo:column-gap="0cm"/>
      </style:section-properties>
    </style:style>
    <style:style style:name="Sect4" style:family="section">
      <style:section-properties fo:margin-left="0.635cm" fo:margin-right="0.635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GOBOO </text:p>
      <text:p text:style-name="P1">2.7.7 </text:p>
      <text:p text:style-name="P1">Development Guide</text:p>
      <text:p text:style-name="Text_20_body"/>
      <text:p text:style-name="Text_20_body"><text:span text:style-name="T5">Egoboo</text:span> - (Ee-go-boo) <text:span text:style-name="T1">is a OpenGL game, and requires a 3D graphics card to play. You can try it in software mode, but it’s not supported. If you have problems, run either of the Setup files. Egoboo is freeware, open source, but it is not finished and is still being developed by a small team. So check the websites for updates, editors and etc.. </text:span></text:p>
      <text:p text:style-name="Text_20_body"/>
      <text:p text:style-name="Contents_20_3">http://egoboo.sourceforge.net/ </text:p>
      <text:p text:style-name="Text_20_body"/>
      <text:p text:style-name="Text_20_body">Original Game Idea: Aaron Bishop and Ben Bishop </text:p>
      <text:p text:style-name="Text_20_body">Manual By: Zefz aka Johan Jansen <text:s/>and Benjamin Birdsey</text:p>
      <text:p text:style-name="Text_20_body"/>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Contents</text:p>
          </text:index-title>
          <text:p text:style-name="P10">System Minimum Requirements <text:tab/>4</text:p>
          <text:p text:style-name="P10">Introduction <text:tab/>5</text:p>
          <text:p text:style-name="P11">Making Objects <text:tab/>6</text:p>
          <text:p text:style-name="P12">Two major concepts <text:tab/>6</text:p>
          <text:p text:style-name="P13">OBJECT SLOTS: <text:tab/>6</text:p>
          <text:p text:style-name="P13">SPAWNING: <text:tab/>6</text:p>
          <text:p text:style-name="P11">MAKING MODELS <text:tab/>9</text:p>
          <text:p text:style-name="P12">Overview <text:tab/>9</text:p>
          <text:p text:style-name="P12">Character Models <text:tab/>9</text:p>
          <text:p text:style-name="P12">Weapon Models <text:tab/>10</text:p>
          <text:p text:style-name="P11">Textures and Skinning <text:tab/>10</text:p>
          <text:p text:style-name="P11">Model Editors <text:tab/>10</text:p>
          <text:p text:style-name="P11">FRAME NAMES <text:tab/>11</text:p>
          <text:p text:style-name="P11">GRIPS <text:tab/>16</text:p>
          <text:p text:style-name="P11">AI Scripting <text:tab/>17</text:p>
          <text:p text:style-name="P12">EgoScript <text:tab/>17</text:p>
          <text:p text:style-name="P12">Escape Sequences <text:tab/>17</text:p>
          <text:p text:style-name="P11">Expansions <text:tab/>19</text:p>
          <text:p text:style-name="P12">PARTICLE EXPANSIONS <text:tab/>19</text:p>
          <text:p text:style-name="P12">CHARACTER EXPANSIONS <text:tab/>20</text:p>
          <text:p text:style-name="P12">ENCHANT EXPANSIONS <text:tab/>21</text:p>
          <text:p text:style-name="P12">MODULE EXPANSIONS <text:tab/>22</text:p>
          <text:p text:style-name="P11">IDSZ <text:tab/>22</text:p>
          <text:p text:style-name="P11">Making Modules <text:tab/>23</text:p>
          <text:p text:style-name="P11">MAKING PASSAGES <text:tab/>23</text:p>
          <text:p text:style-name="P10"><text:soft-page-break/>0ther <text:tab/>26</text:p>
          <text:p text:style-name="P10">Credits <text:tab/>29</text:p>
          <text:p text:style-name="P10">Work in progress <text:tab/>32</text:p>
          <text:p text:style-name="P11">Setup Information <text:tab/>33</text:p>
          <text:p text:style-name="P12">GRAPHICS <text:tab/>33</text:p>
          <text:p text:style-name="P12">SOUND <text:tab/>34</text:p>
        </text:index-body>
      </text:table-of-content>
      <text:p text:style-name="Text_20_body"/>
      <text:h text:style-name="P19" text:outline-level="1">System Minimum Requirements </text:h>
      <text:p text:style-name="Text_20_body"/>
      <text:p text:style-name="Text_20_body">These are the minimum we know it works on, but it might very well work on less. Tune down <text:s/>some graphical effects if the frame rate is low. </text:p>
      <text:p text:style-name="P3">Processor:<text:tab/>PentiumIII/Athlon with 2.0 GHz </text:p>
      <text:p text:style-name="P3">Memory:<text:tab/>256 MB RAM (512 MB RAM Recommended) </text:p>
      <text:p text:style-name="P3">Video:<text:tab/>Any graphical 128 MB graphics card supporting OpenGL graphics </text:p>
      <text:p text:style-name="P2">Other:<text:tab/>For Hotseat, Egoboo requires gamepads or a connected mouse. Internet or LAN/UDP is required for multiplayer. (Egoboo 2.3.6 and later does not have networked multiplayer) </text:p>
      <text:h text:style-name="P20" text:outline-level="1">Introduction </text:h>
      <text:p text:style-name="Text_20_body">Most data files for Egoboo are stored as .TXT <text:s/>files for easy modification, to encourage <text:s/>the growth and expansion of the game. If you <text:s/>are interested in making changes, see the <text:s/>HOW2EDIT.TXT file in the DEV bundle. <text:s/>The map files are .MPD files, and can be made <text:s/>with the included map editor. Yes, the <text:s/>map editor is bad, but it works. Well, it <text:s/>works sometimes. The image files are <text:s/>.BMP file, and can be made with the <text:s/>included paint program (nice for seamless <text:s/>tiles), or any commercial program. <text:s/>The model files are .MD2 files, and can <text:s/>be made with the included modeller. This <text:s/>program isn't mine, but it's what I used for <text:s/>everything. It'll grow on you. The sound <text:s/>files are .WAV files. I don't know of any <text:s/>free programs for doing full sound manipulation, <text:s/>but many sound cards come with programs <text:s/>that are good enough. Well they're good enough <text:s/>anyway. EgoMap is a map editor specially designed <text:s/>for Egoboo, you can download it from the <text:s/>Official Egoboo site. Whenever you have any questions <text:s/>about editing Egoboo, just go to the Egoboo forum <text:s/>(http://egoboo.informe.com/forum/). </text:p>
      <text:p text:style-name="Text_20_body"/>
      <text:p text:style-name="Text_20_body">Download the DEV package for all newest version Egoboo <text:s/>tools and unfinished material that you can work on! </text:p>
      <text:p text:style-name="Text_20_body"/>
      <text:p text:style-name="Text_20_body">http://sourceforge.net/project/showfiles.php?group_id=12221 </text:p>
      <text:p text:style-name="Text_20_body"/>
      <text:p text:style-name="Text_20_body">Below there are different tutorials and information on <text:s/>how to edit and develop (Internet will be very handy <text:s/>if you plan to read some of these documents, as some <text:s/>contain links to various sites): </text:p>
      <text:p text:style-name="Text_20_body">Objects - (Characters, items, monsters, etc.) </text:p>
      <text:p text:style-name="Text_20_body">Scripts - (Monster AI, spawning points, passages, etc.) </text:p>
      <text:p text:style-name="Text_20_body">Models - (Modelling, skinning and animation of objects) </text:p>
      <text:p text:style-name="Text_20_body">Modules - (Dungeons, levels, cities containing lots of objects) </text:p>
      <text:p text:style-name="Text_20_body"/>
      <text:p text:style-name="Text_20_body"/>
      <text:h text:style-name="Heading_20_2" text:outline-level="2"><text:soft-page-break/>Making Objects </text:h>
      <text:p text:style-name="Text_20_body"/>
      <text:p text:style-name="Text_20_body">Objects in Egoboo modules are fairly simple, once you know a few little things about them. <text:s/>This topic will attempt to describe the basics of how this works to give the necessary <text:s/>background information. </text:p>
      <text:h text:style-name="Heading_20_3" text:outline-level="3">Two major concepts </text:h>
      <text:p text:style-name="Text_20_body">Modules basically contain two major parts related to objects: An "objects" directory which <text:s/>contains all the possible objects for that module, and a spawn.txt file, directing Egoboo where <text:s/>to put these objects. </text:p>
      <text:h text:style-name="Heading_20_4" text:outline-level="4">OBJECT SLOTS: </text:h>
      <text:p text:style-name="Text_20_body">The main thing to remember is that the "Objects" directory is used like a factory, to create <text:s/>objects in the module. Having just an object folder in the "objects" directory will do pretty <text:s/>much nothing unless it's also being spawned. </text:p>
      <text:p text:style-name="Text_20_body">Each object directory (ex: sword.obj) contains several files, but the important one as far as <text:s/>modules are concerned is "data.txt". This file has a "Slot Number" as it's first entry. This is <text:s/>how the spawn file refers to any particular object. Each object must have a unique ID in the <text:s/>ranges of 36 to 255. (NOTE: I am not positive of the upper limit) <text:s/>The first 36 slots are reserved for importing of characters. Since Egoboo supports 4 Hero's <text:s/>(Players) at a time, each Hero can have 8 items. 0 would be player one, and 1 through 8 would <text:s/>be his/her items. 9 would then be player 2, and so on. <text:s/>If an object has a conflicting Slot Number, egoboo will exit immediately because it will not be <text:s/>able to tell them apart. </text:p>
      <text:p text:style-name="Text_20_body">Whenever an object is manually copied into a different module, the "Slot Number" must be <text:s/>unique. The module editor EgoMap does this automatically if an object is imported from <text:s/>inside the editor. </text:p>
      <text:h text:style-name="Heading_20_4" text:outline-level="4">SPAWNING: </text:h>
      <text:p text:style-name="Text_20_body">The file "spawn.txt" is used to create objects. It use's the object's Slot Number to figure out <text:s/>which object to spawn, and makes an instance of it at the positions specified (in "spawn.txt"). <text:s/>Spawn.txt spawn.txt, located in the module.mod\gamedat folder, allows you to edit spawns <text:s/>for items, monsters, the hero and his\her items. It also allows you to give NPCs items. The <text:s/>spawn.txt file already has a basic bit of information included in its header. </text:p>
      <text:p text:style-name="Text_20_body"/>
      <text:p text:style-name="Text_20_body"><text:soft-page-break/>Spawn.txt Basic Info This is a simple example of a spawn in a module. It will explain what <text:s/>the values and such mean. </text:p>
      <text:p text:style-name="P8">// Name Slot Xpos Ypos Zpos Dir Mon Skn Pas Con Lvl Stt Gho Team </text:p>
      <text:p text:style-name="P8">LUMPKIN 0: NONE 38 10.0 13.0 1.0 N 0 0 0 0 0 F F Evil </text:p>
      <text:p text:style-name="P8">TORCH: NONE 40 0 0 0 R 0 0 0 0 0 F F NULL </text:p>
      <text:p text:style-name="P8">CLAWS: NONE 42 0 0 0 L 0 0 0 0 0 F F NULL </text:p>
      <text:p text:style-name="P8"/>
      <text:p text:style-name="Text_20_body"><text:span text:style-name="T5">Name</text:span> - A name for the object. It seems it should be none for decorative items (ie: stools, <text:s/>tables, rugs, bookcases, etc), and NPCs may have a name associated with them (ie: in <text:s/>town.mod, the guards are named "a_Guard"). </text:p>
      <text:p text:style-name="Text_20_body"><text:span text:style-name="T5">Slot</text:span> - This is where the slot id number for an object goes. The slot ID number for items can be <text:s/>found in its data.txt. The object's slot IDs should start at 36, to leave room for the Heros to <text:s/>spawn. The hero's slots should be like so: </text:p>
      <text:p text:style-name="P7">HERO 0: NONE 0 12.5 6.5 0.0 N 0 0 0 0 0 T F Good </text:p>
      <text:p text:style-name="P8">HERO 1: NONE 1 0 0 0 L 0 0 0 0 0 F F Null </text:p>
      <text:p text:style-name="P8">HERO 2: NONE 2 0 0 0 R 0 0 0 0 0 F F Null </text:p>
      <text:p text:style-name="P8">HERO 3: NONE 3 0 0 0 I 0 0 0 0 0 F F Null </text:p>
      <text:p text:style-name="P8">HERO 4: NONE 4 0 0 0 I 0 0 0 0 0 F F Null </text:p>
      <text:p text:style-name="P8">HERO 5: NONE 5 0 0 0 I 0 0 0 0 0 F F Null </text:p>
      <text:p text:style-name="P8">HERO 6: NONE 6 0 0 0 I 0 0 0 0 0 F F Null </text:p>
      <text:p text:style-name="P8">HERO 7: NONE 7 0 0 0 I 0 0 0 0 0 F F Null </text:p>
      <text:p text:style-name="P8">HERO 8: NONE 8 0 0 0 I 0 0 0 0 0 F F Null </text:p>
      <text:p text:style-name="P8"/>
      <text:p text:style-name="P8">HERO 9: NONE 9 11.5 6.5 0.0 N 0 0 0 0 0 T F Good </text:p>
      <text:p text:style-name="P8">HERO 10: NONE 10 0 0 0 L 0 0 0 0 0 F F Null </text:p>
      <text:p text:style-name="P8">HERO 11: NONE 11 0 0 0 R 0 0 0 0 0 F F Null </text:p>
      <text:p text:style-name="P8">HERO 12: NONE 12 0 0 0 I 0 0 0 0 0 F F Null </text:p>
      <text:p text:style-name="P8">HERO 13: NONE 13 0 0 0 I 0 0 0 0 0 F F Null </text:p>
      <text:p text:style-name="P8">HERO 14: NONE 14 0 0 0 I 0 0 0 0 0 F F Null </text:p>
      <text:p text:style-name="P8">HERO 15: NONE 15 0 0 0 I 0 0 0 0 0 F F Null </text:p>
      <text:p text:style-name="P8">HERO 16: NONE 16 0 0 0 I 0 0 0 0 0 F F Null </text:p>
      <text:p text:style-name="P8">HERO 17: NONE 17 0 0 0 I 0 0 0 0 0 F F Null </text:p>
      <text:p text:style-name="P8"/>
      <text:p text:style-name="P8">HERO 18: NONE 18 12.5 5.5 0.0 N 0 0 0 0 0 T F Good </text:p>
      <text:p text:style-name="P8">HERO 19: NONE 19 0 0 0 L 0 0 0 0 0 F F Null </text:p>
      <text:p text:style-name="P8">HERO 20: NONE 20 0 0 0 R 0 0 0 0 0 F F Null </text:p>
      <text:p text:style-name="P8">HERO 21: NONE 21 0 0 0 I 0 0 0 0 0 F F Null </text:p>
      <text:p text:style-name="P8">HERO 22: NONE 22 0 0 0 I 0 0 0 0 0 F F Null </text:p>
      <text:p text:style-name="P8">HERO 23: NONE 23 0 0 0 I 0 0 0 0 0 F F Null </text:p>
      <text:p text:style-name="P8"><text:soft-page-break/>HERO 24: NONE 24 0 0 0 I 0 0 0 0 0 F F Null </text:p>
      <text:p text:style-name="P8">HERO 25: NONE 25 0 0 0 I 0 0 0 0 0 F F Null </text:p>
      <text:p text:style-name="P8">HERO 26: NONE 26 0 0 0 I 0 0 0 0 0 F F Null </text:p>
      <text:p text:style-name="P8"/>
      <text:p text:style-name="P8">HERO 27: NONE 27 11.5 5.5 0.0 N 0 0 0 0 0 T F Good </text:p>
      <text:p text:style-name="P8">HERO 28: NONE 28 0 0 0 L 0 0 0 0 0 F F Null </text:p>
      <text:p text:style-name="P8">HERO 29: NONE 29 0 0 0 R 0 0 0 0 0 F F Null </text:p>
      <text:p text:style-name="P8">HERO 30: NONE 30 0 0 0 I 0 0 0 0 0 F F Null </text:p>
      <text:p text:style-name="P8">HERO 31: NONE 31 0 0 0 I 0 0 0 0 0 F F Null </text:p>
      <text:p text:style-name="P8">HERO 32: NONE 32 0 0 0 I 0 0 0 0 0 F F Null </text:p>
      <text:p text:style-name="P8">HERO 33: NONE 33 0 0 0 I 0 0 0 0 0 F F Null </text:p>
      <text:p text:style-name="P8">HERO 34: NONE 34 0 0 0 I 0 0 0 0 0 F F Null </text:p>
      <text:p text:style-name="P8">HERO 35: NONE 35 0 0 0 I 0 0 0 0 0 F F Null </text:p>
      <text:p text:style-name="Text_20_body"/>
      <text:p text:style-name="Text_20_body">This ensures that the same hero won't spawn twice, or two seperate hero's items won't be the <text:s/>same, etc. EgoMap doesn't do this correctly, so you must manually edit the hero spawn slots <text:s/>(as of April 11 2005, it may have been fixed since). </text:p>
      <text:p text:style-name="Text_20_body"><text:span text:style-name="T5">Xpos </text:span><text:span text:style-name="T7">+ </text:span><text:span text:style-name="T5">Ypos</text:span> - Xpos and Ypos are the cordinates of the item's\NPCs\etc spawn. It seems heroes <text:s/>should have .5 after the cordinate (does it really have too?). You can find the cordinates by <text:s/>using EgoMap and Cartman. </text:p>
      <text:p text:style-name="Text_20_body"><text:span text:style-name="T5">Zpos</text:span> - The start elevation for the item\NPC\hero\etc. It also allows you to put an item atop of <text:s/>another item too (ie, you want a book on a table, so you set the Zpos for the book at 0.5, and <text:s/>the table at 0.0, so the book will fall unto the table when the module loads) </text:p>
      <text:p text:style-name="Text_20_body"><text:span text:style-name="T5">Dir</text:span> - This is where the item should spawn in\on an item\NPC\hero\etc. THe different settings <text:s/>are: </text:p>
      <text:list xml:id="list32477769" text:style-name="L1">
        <text:list-item>
          <text:p text:style-name="P17"><text:span text:style-name="T5">L</text:span> -The item will spawn in the npc's\hero's\etc left hand. (weapons, books, and shields are what <text:s/>usually is spawned here. It also is used for mounts with only one grip) </text:p>
        </text:list-item>
        <text:list-item>
          <text:p text:style-name="P17"><text:span text:style-name="T5">R</text:span> - The item will spawn <text:s/>in the npc's\hero's\etc right hand. (weapons, books, and shields are what usually is spawned <text:s/>here) </text:p>
        </text:list-item>
        <text:list-item>
          <text:p text:style-name="P17"><text:span text:style-name="T5">I</text:span> - The item will spawn in the NPC's\hero's\etc inventory. (usefull for keys) <text:s/>Mon: Gives an item\NPC\hero\etc extra money. </text:p>
        </text:list-item>
      </text:list>
      <text:p text:style-name="Text_20_body"/>
      <text:p text:style-name="Text_20_body"><text:span text:style-name="T5">Skn</text:span> - The skin that should be used for this level. It can be 0-3, or 4 if you want the <text:s/>NPC's\hero's (does it work with a hero?)\item\etc skin to be random. (note: to make braziers <text:s/>alight, set its skin to 20...) </text:p>
      <text:p text:style-name="Text_20_body"><text:soft-page-break/><text:span text:style-name="T5">Pas</text:span> - <text:s/>The passage the item refers too. This can be used for braziers\switches\etc to open doors. </text:p>
      <text:p text:style-name="Text_20_body"><text:span text:style-name="T5">Con</text:span> - Content setting for the character. It is used for armor chests. </text:p>
      <text:p text:style-name="Text_20_body"><text:span text:style-name="T5">Lvl</text:span> - This defines what level an NPC will start at in this module. It does not work on players. </text:p>
      <text:p text:style-name="Text_20_body"><text:span text:style-name="T5">Stt</text:span> - This will show the the status bar for an NPC\Hero if set to T (ie, in the adventurer <text:s/>module, the Mother Mim and Brom are set to 'T'), otherwise it will not show the status bar for <text:s/>the NPC\Hero if it is set to 'F'. </text:p>
      <text:p text:style-name="Text_20_body"><text:span text:style-name="T5">Gho</text:span> - It has the same as the book of the Unseen, (as of now, April 11, 2005) inverting the <text:s/>Hero's\NPC\etc skin... It should make them invisible actually. </text:p>
      <text:p text:style-name="Text_20_body"/>
      <text:p text:style-name="Text_20_body">Team: The NPC\Hero\etc team. The first letter is used (so Evil can also be E, and Frog and be <text:s/>F, etc). On capital letters are used, so e and E are the same ('e' and 'E' and 'Evil' and 'Elf' and <text:s/>'elf' are the same as far as spawn.txt is concerned). 'N' or Null is already set to be nuetral (it <text:s/>should be used on items, and NPCs (only if NPCs will not be a part of any team!). </text:p>
      <text:h text:style-name="Heading_20_2" text:outline-level="2">MAKING MODELS </text:h>
      <text:h text:style-name="Heading_20_3" text:outline-level="3">Overview </text:h>
      <text:p text:style-name="Text_20_body">Egoboo uses the Quake 2 .MD2 model format for object models. </text:p>
      <text:h text:style-name="Heading_20_3" text:outline-level="3">Character Models </text:h>
      <text:p text:style-name="Text_20_body"/>
      <text:p text:style-name="Text_20_body">Character (Humanoid) models must have a left and right grip. <text:s/>Grips are where weapons get attached to the character. <text:s/>Each grip is represented by 4 vertices. <text:s/>the grip vertices should be put into the character last! <text:s/>Just cut and paste from some other model and you'll be fine. <text:s/>Basically the grip vertices represent a matrix. <text:s/>4 vertices = x rotation, y rotation, z rotation, and translation(position). <text:s/>It is kind of hard to visualize when you are looking at the vertices in the model, but you can <text:s/>kind of see it. The vertex at the hand is the translation, the vertex in the positive x direction is <text:s/>the x rotation, etc... </text:p>
      <text:h text:style-name="Heading_20_3" text:outline-level="3"><text:soft-page-break/>Weapon Models </text:h>
      <text:p text:style-name="Text_20_body">Weapon models must use a SPAWNLAST vertex. <text:s/>It is an extra vertex that floats at the tip of the weapon. <text:s/>Attack particles get spawned at this point. <text:s/>the spawnlast vertex should be put into the model last! </text:p>
      <text:h text:style-name="Heading_20_2" text:outline-level="2">Textures and Skinning </text:h>
      <text:p text:style-name="Text_20_body">The latest version of Egoboo supports almost any <text:s/>texture format, Although we still use mostly the <text:s/>BMP file format and in some special cases the PNG <text:s/>(Which supports transparency). </text:p>
      <text:h text:style-name="Heading_20_2" text:outline-level="2">Model Editors </text:h>
      <text:p text:style-name="Text_20_body"><text:span text:style-name="T5">GOLEM</text:span> - Open GL Model Editor - Designed with Egoboo in mind. <text:s/>Designed to be cross-platform ( Linux, Mac OS, Windows ) <text:s/>Still in development. </text:p>
      <text:p text:style-name="Text_20_body">Currently can Load and Save the Quake 2 model format that Egoboo uses. <text:s/>Will support model modes which disable unsupported features and add validation. (One mode <text:s/>will be Egoboo) <text:s/>Will support tag (grip) editing which will make editing models easier. </text:p>
      <text:p text:style-name="Text_20_body"><text:span text:style-name="T5">AZTEC</text:span> - A 3d modeler which can be used to create egoboo models, not sure if it can be used <text:s/>for Egoboo yet </text:p>
      <text:p text:style-name="Text_20_body"><text:span text:style-name="T5">QUAKEME</text:span> - Another modeler, you can download the full version here: <text:s/>http://www.edgefiles.com/dirs/965.html </text:p>
      <text:p text:style-name="Text_20_body"><text:span text:style-name="T5">MDL</text:span> - Quake 2 Modeler - Origial modeler used to create egoboo models. Part of the extras <text:s/>download at http://egoboo.sourceforge.net </text:p>
      <text:p text:style-name="Text_20_body">Q2MTutorial1 </text:p>
      <text:p text:style-name="Text_20_body">Q2MTutorial2 </text:p>
      <text:p text:style-name="Text_20_body">Q2MTutorial3 </text:p>
      <text:p text:style-name="Text_20_body"/>
      <text:h text:style-name="Heading_20_2" text:outline-level="2">FRAME NAMES </text:h>
      <text:p text:style-name="Text_20_body">The most important thing about creating a new model is to name your frames correctly. <text:s/>The name consists of a 2 letter action type, followed by a the 2 digit frame number, followed <text:s/>by <text:soft-page-break/>any special codes. It looks something like KA03SP. </text:p>
      <text:p text:style-name="Text_20_body">Action Types </text:p>
      <text:p text:style-name="Code">DA - Dance ( Typical standing ) </text:p>
      <text:p text:style-name="Code">DB - Dance ( Bored ) </text:p>
      <text:p text:style-name="Code">DC - Dance ( Bored ) </text:p>
      <text:p text:style-name="Code">DD - Dance ( Bored ) </text:p>
      <text:p text:style-name="Code">UA - Unarmed Attack ( Left ) </text:p>
      <text:p text:style-name="Code">UB - Unarmed Attack ( Left ) </text:p>
      <text:p text:style-name="Code">UC - Unarmed Attack ( Right ) </text:p>
      <text:p text:style-name="Code">UD - Unarmed Attack ( Right ) </text:p>
      <text:p text:style-name="Code">TA - Thrust Attack ( Left ) </text:p>
      <text:p text:style-name="Code">TB - Thrust Attack ( Left ) </text:p>
      <text:p text:style-name="Code">TC - Thrust Attack ( Right ) </text:p>
      <text:p text:style-name="Code">TD - Thrust Attack ( Right ) </text:p>
      <text:p text:style-name="Code">CA - Chop Attack ( Left ) </text:p>
      <text:p text:style-name="Code">CB - Chop Attack ( Left ) </text:p>
      <text:p text:style-name="Code">CC - Chop Attack ( Right ) </text:p>
      <text:p text:style-name="Code">CD - Chop Attack ( Right ) </text:p>
      <text:p text:style-name="Code">SA - Slice Attack ( Left ) </text:p>
      <text:p text:style-name="Code">SB - Slice Attack ( Left ) </text:p>
      <text:p text:style-name="Code">SC - Slice Attack ( Right ) </text:p>
      <text:p text:style-name="Code">SD - Slice Attack ( Right ) </text:p>
      <text:p text:style-name="Code">BA - Bash Attack ( Left ) </text:p>
      <text:p text:style-name="Code">BB - Bash Attack ( Left ) </text:p>
      <text:p text:style-name="Code">BC - Bash Attack ( Right ) </text:p>
      <text:p text:style-name="Code">BD - Bash Attack ( Right ) </text:p>
      <text:p text:style-name="Code">LA - Longbow Attack ( Left ) </text:p>
      <text:p text:style-name="Code">LB - Longbow Attack ( Left ) </text:p>
      <text:p text:style-name="Code">LC - Longbow Attack ( Right ) </text:p>
      <text:p text:style-name="Code">LD - Longbow Attack ( Right ) </text:p>
      <text:p text:style-name="Code">XA - Crossbow Attack ( Left ) </text:p>
      <text:p text:style-name="Code">XB - Crossbow Attack ( Left ) </text:p>
      <text:p text:style-name="Code">XC - Crossbow Attack ( Right ) </text:p>
      <text:p text:style-name="Code">XD - Crossbow Attack ( Right ) </text:p>
      <text:p text:style-name="Code">FA - Flinged Attack ( Left ) </text:p>
      <text:p text:style-name="Code">FB - Flinged Attack ( Left ) </text:p>
      <text:p text:style-name="Code">FC - Flinged Attack ( Right ) </text:p>
      <text:p text:style-name="Code">FD - Flinged Attack ( Right ) </text:p>
      <text:p text:style-name="Code">PA - Parry or Block ( Left ) </text:p>
      <text:p text:style-name="Code">PB - Parry or Block ( Left ) </text:p>
      <text:p text:style-name="Code"><text:soft-page-break/>PC - Parry or Block ( Right ) </text:p>
      <text:p text:style-name="Code">PD - Parry or Block ( Right ) </text:p>
      <text:p text:style-name="Code">EA - Evade </text:p>
      <text:p text:style-name="Code">EB - Evade </text:p>
      <text:p text:style-name="Code">RA - Roll </text:p>
      <text:p text:style-name="Code">ZA - Zap Magic ( Left ) </text:p>
      <text:p text:style-name="Code">ZB - Zap Magic ( Left ) </text:p>
      <text:p text:style-name="Code">ZC - Zap Magic ( Right ) </text:p>
      <text:p text:style-name="Code">ZD - Zap Magic ( Right ) </text:p>
      <text:p text:style-name="Code">WA - Sneak </text:p>
      <text:p text:style-name="Code">WB - Walk </text:p>
      <text:p text:style-name="Code">WC - Run </text:p>
      <text:p text:style-name="Code">WD - Push </text:p>
      <text:p text:style-name="Code">JA - Jump </text:p>
      <text:p text:style-name="Code">JB - Falling ( End of Jump ) ( Dropped Item left ) </text:p>
      <text:p text:style-name="Code">JC - Falling [ Dropped item right ] </text:p>
      <text:p text:style-name="Code">HA - Hit </text:p>
      <text:p text:style-name="Code">HB - Hit </text:p>
      <text:p text:style-name="Code">HC - Hit </text:p>
      <text:p text:style-name="Code">HD - Hit </text:p>
      <text:p text:style-name="Code">KA - Killed </text:p>
      <text:p text:style-name="Code">KB - Killed </text:p>
      <text:p text:style-name="Code">KC - Killed </text:p>
      <text:p text:style-name="Code">KD - Killed </text:p>
      <text:p text:style-name="Code">MA - Misc ( Drop Left Item ) </text:p>
      <text:p text:style-name="Code">MB - Misc ( Drop Right Item ) </text:p>
      <text:p text:style-name="Code">MC - Misc ( Cheer/Slam Left ) </text:p>
      <text:p text:style-name="Code">MD - Misc ( Show Off/Slam Right/Rise from ground ) </text:p>
      <text:p text:style-name="Code">ME - Misc ( Grab Item Left ) </text:p>
      <text:p text:style-name="Code">MF - Misc ( Grab Item Right ) </text:p>
      <text:p text:style-name="Code">MG - Misc ( Open Chest ) </text:p>
      <text:p text:style-name="Code">MH - Misc ( Sit ) </text:p>
      <text:p text:style-name="Code">MI - Misc ( Ride ) </text:p>
      <text:p text:style-name="Code">MJ - Misc ( Object Activated ) </text:p>
      <text:p text:style-name="Code">MK - Misc ( Snoozing ) </text:p>
      <text:p text:style-name="Code">ML - Misc ( Unlock ) </text:p>
      <text:p text:style-name="Code">MM - Misc ( Held Left ) </text:p>
      <text:p text:style-name="Code">MN - Misc ( Held Right ) </text:p>
      <text:p text:style-name="Text_20_body"/>
      <text:p text:style-name="Text_20_body"/>
      <text:p text:style-name="Text_20_body"><text:soft-page-break/>SPECIAL CODES </text:p>
      <text:p text:style-name="Code">AL - Spawn an attack particle on the left weapon </text:p>
      <text:p text:style-name="Code">DL - Drop the item in the left grip </text:p>
      <text:p text:style-name="Code">GL - Grab an item with the left grip </text:p>
      <text:p text:style-name="Code">CL - Grab a character with the left grip </text:p>
      <text:p text:style-name="Code">AR - Spawn an attack particle on the right weapon </text:p>
      <text:p text:style-name="Code">DR - Drop the item in the right grip </text:p>
      <text:p text:style-name="Code">GR - Grab an item with the right grip </text:p>
      <text:p text:style-name="Code">CR - Grab a character with the right grip </text:p>
      <text:p text:style-name="Code">I - Make the character invincible </text:p>
      <text:p text:style-name="Code">S - Stop the character from from accelerating </text:p>
      <text:p text:style-name="Code">F - Play a footfall sound </text:p>
      <text:p text:style-name="Code">P - Poof the character </text:p>
      <text:p text:style-name="Text_20_body"/>
      <text:p text:style-name="Text_20_body"/>
      <text:h text:style-name="Heading_20_2" text:outline-level="2">GRIPS </text:h>
      <text:p text:style-name="Text_20_body">Grips are the last vertices placed in the model. They typically represent a character's (or <text:s/>creature's) left and right hand. Grips are also used for mounts, you put the grip where the <text:s/>character will ride... it can be thought of as the saddle for the mount. The scale, position and <text:s/>rotation of each set of grip vertices controls the scale, position and rotation of whatever other <text:s/>object the character is holding in that grip. </text:p>
      <text:p text:style-name="Text_20_body">Grips have been notoriously difficult to work with. If the vertices are not in exactly the right <text:s/>order, the object you are holding appears stretched, squashed, distorted or worse. </text:p>
      <text:p text:style-name="Text_20_body">You are allowed to use up to two grips per model. If you only need one, it will be considered <text:s/>the left grip in your data.txt file for the object. </text:p>
      <text:p text:style-name="Text_20_body">The simplest way to add grips to your character is to cut and paste the grips from an existing <text:s/>model. </text:p>
      <text:p text:style-name="Text_20_body">Make sure that you animate the grip vertices when you animate the rest of the model. You <text:s/>wouldn't want your character's hand to move, but whatever he's holding to remain still. </text:p>
      <text:p text:style-name="Text_20_body">Here we have prepared two models. They are both included in the following archive: </text:p>
      <text:p text:style-name="Text_20_body">· grip.zip (Requires internet connection to download) </text:p>
      <text:p text:style-name="Text_20_body"><text:soft-page-break/>grip.mdl is only one grip, for use with mounts and such. grips.mdl is a set of left and right <text:s/>grip vertices. You can extract the archive into your QME geometry folder, to easily add grips <text:s/>to your models. Or, you can just open the grip models in your favourite model editor, select <text:s/>the grip, copy it and paste it into your new model. Again, it's important that you add the grips <text:s/>last to your model, due to the nature of how Egoboo reads model data. </text:p>
      <text:p text:style-name="Text_20_body"/>
      <text:h text:style-name="Heading_20_2" text:outline-level="2">AI Scripting </text:h>
      <text:p text:style-name="Text_20_body"/>
      <text:h text:style-name="Heading_20_3" text:outline-level="3">EgoScript </text:h>
      <text:p text:style-name="Text_20_body">EgoScript is a fairly simple scripting language that is very much like Assembly language <text:s/>programming. It has a very limited amount of variables that can be used, and reused, for <text:s/>calling functions or checking IF statements. Despite it's limitations, it's still possible to make <text:s/>some very creative behaviour for both objects and monsters. To learn more about EgoScript <text:s/>functions, check the Text directory that came with Egoboo. It contains several text files about <text:s/>the subject, including a full list of functions available. </text:p>
      <text:p text:style-name="Text_20_body">The most important of those text files, as far as EgoScript is concerned, would be the AiDocs. <text:s/>These are included with the DEV package (Downloaded under Tools on <text:s/>http://egoboo.sourceforge.net/). </text:p>
      <text:h text:style-name="Heading_20_3" text:outline-level="3">Escape Sequences </text:h>
      <text:p text:style-name="Text_20_body">The MESSAGE.TXT files use cryptic little escape sequences to display certain types of information. Each sequence consists of a % followed by a letter or number. Here's a nice <text:s/>little list... </text:p>
      <text:list xml:id="list32451973" text:style-name="L2">
        <text:list-item>
          <text:p text:style-name="P18">%n - The character's name ( or class if name is unknown ) </text:p>
        </text:list-item>
        <text:list-item>
          <text:p text:style-name="P18">%t - The target's name ( or class if name is unknown ) </text:p>
        </text:list-item>
        <text:list-item>
          <text:p text:style-name="P18">%o - The owner's name ( or class if name is unknown ) </text:p>
        </text:list-item>
        <text:list-item>
          <text:p text:style-name="P18">%c - The character's class </text:p>
        </text:list-item>
        <text:list-item>
          <text:p text:style-name="P18">%s - The target's class </text:p>
        </text:list-item>
        <text:list-item>
          <text:p text:style-name="P18">%0 - The target's skin 0 name ( some_Leather_Armor ) </text:p>
        </text:list-item>
        <text:list-item>
          <text:p text:style-name="P18">%1 - The target's skin 1 name ( some_Chainmail ) </text:p>
        </text:list-item>
        <text:list-item>
          <text:p text:style-name="P18">%2 - The target's skin 2 name ( a_Breastplate ) </text:p>
        </text:list-item>
        <text:list-item>
          <text:p text:style-name="P18">%2 - The target's skin 3 name ( a_Hero_Costume ) ( Most powerful level ) </text:p>
        </text:list-item>
        <text:list-item>
          <text:p text:style-name="P18"><text:soft-page-break/>%d - The value of tmpdistance </text:p>
        </text:list-item>
        <text:list-item>
          <text:p text:style-name="P18">%x - The value of tmpx </text:p>
        </text:list-item>
        <text:list-item>
          <text:p text:style-name="P18">%y - The value of tmpy </text:p>
        </text:list-item>
        <text:list-item>
          <text:p text:style-name="P18">%D - The value of tmpdistance ( Use for stat display of pets ) </text:p>
        </text:list-item>
        <text:list-item>
          <text:p text:style-name="P18">%X - The value of tmpx ( Use for stat display of pets ) </text:p>
        </text:list-item>
        <text:list-item>
          <text:p text:style-name="P18">%Y - The value of tmpy ( Use for stat display of pets ) </text:p>
        </text:list-item>
        <text:list-item>
          <text:p text:style-name="P18">%a - The character's ammo ( or ? if unknown ) </text:p>
        </text:list-item>
        <text:list-item>
          <text:p text:style-name="P18">%k - The character's kurse state ( kursed or unkursed ) </text:p>
        </text:list-item>
        <text:list-item>
          <text:p text:style-name="P18">%p - The character's possessive ( his, her, or its ) </text:p>
        </text:list-item>
        <text:list-item>
          <text:p text:style-name="P18">%g - The target's possessive ( his, her, or its ) </text:p>
        </text:list-item>
        <text:list-item>
          <text:p text:style-name="P18">%m - The character's gender ( male_, female_, or _ ) </text:p>
        </text:list-item>
      </text:list>
      <text:h text:style-name="Heading_20_2" text:outline-level="2">Expansions </text:h>
      <text:p text:style-name="Text_20_body">The data files for Egoboo started out simple. Then they got complex, and I updated them. <text:s/>More complexity, and more updates, until I had so many files that updating them all <text:s/>individually took too long. That's why there are Expansions. Expansions are those cryptic <text:s/>four letter IDSZ things at the bottom of certain data files. This document lists the different <text:s/>expansions and says a little bit about each one. </text:p>
      <text:h text:style-name="Heading_20_3" text:outline-level="3">PARTICLE EXPANSIONS </text:h>
      <text:p text:style-name="Text_20_body">Particle expansions go in PART?.TXT files, and are followed by a single number. Be sure to </text:p>
      <text:p text:style-name="Text_20_body">precede each with a colon, or it won't be read. </text:p>
      <text:p text:style-name="Code">:[TURN] 0 // This isn't very useful... Don't turn with character </text:p>
      <text:p text:style-name="Code">:[ARMO] 0 // Particle is armor piercing ( Base defense of 0 ) </text:p>
      <text:p text:style-name="Code">:[BLOC] 0 // Particle can't be blocked by a shield </text:p>
      <text:p text:style-name="Code">:[ARRO] 0 // Particle only damages the character to whom it is attached </text:p>
      <text:p text:style-name="Code">:[TIME] 0 // Don't set invincibility time on hit </text:p>
      <text:p text:style-name="Code">:[PUSH] 0 // Don't push the enemy back on hit </text:p>
      <text:p text:style-name="Code">:[ZSPD] 20 // 0 to 20 or so, Allows up/down aiming at targets </text:p>
      <text:p text:style-name="Code">:[FSND] 2 // 0 to 15, Sound file to play when particle hits the floor </text:p>
      <text:p text:style-name="Code">:[WSND] 4 // 0 to 15, Sound file to play when particle hits a wall </text:p>
      <text:p text:style-name="Code">:[WEND] 1 // 0 or 1, Particle will end if it hits a wall </text:p>
      <text:p text:style-name="Code">:[DLEV] -10 // -50 to 50 or so, Dynamic light level change, *1000 notation </text:p>
      <text:p text:style-name="Code">:[DRAD] -10000 // -10000 to 10000 or so, Dynamic light radius change, <text:soft-page-break/>*1000 </text:p>
      <text:p text:style-name="Code">:[IDAM] 1 // Add 25% of the owners intelligence as bonus damage </text:p>
      <text:p text:style-name="Code">:[WDAM] 1 // Add 25% of the owners wisdom as bonus damage </text:p>
      <text:p text:style-name="Text_20_body"/>
      <text:h text:style-name="Heading_20_3" text:outline-level="3">CHARACTER EXPANSIONS </text:h>
      <text:p text:style-name="Text_20_body">Character expansions go in DATA.TXT files, and are followed by a single number. Be sure to precede each with a colon, or it won't be read. </text:p>
      <text:p text:style-name="Code">:[ICON] 1 // Force the icon to show </text:p>
      <text:p text:style-name="Code">:[STUK] 0 // Don't allow particles to stick to character ( arrows, etc. ) </text:p>
      <text:p text:style-name="Code">:[PACK] 0 // Don't let character be put in pack... For large items </text:p>
      <text:p text:style-name="Code">:[VAMP] 1 // Character has no reflection </text:p>
      <text:p text:style-name="Code">:[DRAW] 1 // Character is always drawn, even if far away from camera </text:p>
      <text:p text:style-name="Code">:[RANG] 1 // Character is flagged as a ranged weapon </text:p>
      <text:p text:style-name="Code">:[EQUI] 1 // Character is flagged as equipment, For worn items </text:p>
      <text:p text:style-name="Code">:[SQUA] 1 // Character has a square base, Most are circular </text:p>
      <text:p text:style-name="Code">:[SHAD] 1 // Draw the shadow, even if partially transparent </text:p>
      <text:p text:style-name="Code">:[SKIN] 2 // 0 to 3, Override the skin given in SPAWN.TXT, For imports </text:p>
      <text:p text:style-name="Code">:[DRES] 2 // 0 to 3, Flag a skin as "Dressy", May be used multiple times </text:p>
      <text:p text:style-name="Code">:[CONT] 100 // 0 to 100 or so, Set the AI content to this </text:p>
      <text:p text:style-name="Code">:[STAT] 50 // 0 to 100 or so, Set the AI state to this </text:p>
      <text:p text:style-name="Code">:[HIDE] 3 // 0 to 100 or so, Don't draw when the AI state is this </text:p>
      <text:p text:style-name="Code">:[GOLD] 200 // 0 to 9999, Set starting gold for the character </text:p>
      <text:p text:style-name="Code">:[LEVL] 0 // Set the level to this +1, 0 is 1st level... </text:p>
      <text:p text:style-name="Code">:[PLAT] 1 // 0 or 1, Character can use platforms? </text:p>
      <text:p text:style-name="Code">:[RIPP] 0 // 0 or 1, Character makes ripples? </text:p>
      <text:p text:style-name="Text_20_body"/>
      <text:p text:style-name="Text_20_body">All the characters skills are also saved as expansions: </text:p>
      <text:p text:style-name="Code">:[CKUR] 1 // Character can see kurses </text:p>
      <text:p text:style-name="Code">:[POIS] 1 // Character can use poison without err </text:p>
      <text:p text:style-name="Code">:[WMAG] 1 // Character can use Arcane magic </text:p>
      <text:p text:style-name="Code">:[HMAG] 1 // Character can use divine magic </text:p>
      <text:p text:style-name="Code">:[STAB] 1 // Character can backstab </text:p>
      <text:p text:style-name="Code">:[READ] 1 // Character can read (Literate) </text:p>
      <text:p text:style-name="Code">:[DISA] 1 // Character can find and disarm traps </text:p>
      <text:p text:style-name="Code"><text:soft-page-break/>:[AWEP] 1 // Character can use advanced weapons </text:p>
      <text:p text:style-name="Code">:[TECH] 1 // Character can use technological items </text:p>
      <text:p text:style-name="Code">:[JOUS] 1 // Character can joust with a lance </text:p>
      <text:p text:style-name="Text_20_body"/>
      <text:h text:style-name="Heading_20_3" text:outline-level="3">ENCHANT EXPANSIONS </text:h>
      <text:p text:style-name="Text_20_body">Enchant expansions go in ENCHANT.TXT files, and are followed by a single number. Be <text:s/>sure to precede each with a colon, or it won't be read. </text:p>
      <text:p text:style-name="Code">:[STAY] 1 // Stay around even after the owner has died </text:p>
      <text:p text:style-name="Code">:[AMOU] 8 // 0 to 15, Amount to spawn each time </text:p>
      <text:p text:style-name="Code">:[TIME] 25 // 1 to 100, Time until next spawn </text:p>
      <text:p text:style-name="Code">:[TYPE] 0 // 0 to 7, Type of particles to spawn </text:p>
      <text:p text:style-name="Code">:[FACE] 8192 // 0 to 65535, Facing add for each one... </text:p>
      <text:p text:style-name="P8">:[SEND] 0 // 0 to 15, The end sound </text:p>
      <text:p text:style-name="P8">:[OVER] 1 // 1 to 100, Create a child overlay object with this state</text:p>
      <text:p text:style-name="P8"/>
      <text:p text:style-name="P8">// The overlay follows the target around, and is killed when </text:p>
      <text:p text:style-name="P8">// the enchantment ends... </text:p>
      <text:p text:style-name="P8">:[CKUR] 1 // This allows the target to see kurses </text:p>
      <text:p text:style-name="Text_20_body"/>
      <text:h text:style-name="Heading_20_3" text:outline-level="3">MODULE EXPANSIONS </text:h>
      <text:p text:style-name="Text_20_body">These go in the MENU.TXT files. These aren't entered by hand, rather a character in <text:s/>the module must use the AddIDSZ function to automagically append it to the file. Any given <text:s/>module may check another module to see if it has a given IDSZ, for hiding certain modules <text:s/>until a secret is found or the other module is beaten. </text:p>
      <text:p text:style-name="Text_20_body"/>
      <text:h text:style-name="Heading_20_2" text:outline-level="2">IDSZ </text:h>
      <text:p text:style-name="Text_20_body">The IDSZ system is a way of describing objects using 4 letter words. For example, a <text:s/>crossbow has an IDSZ of [XBOW], and a sword has an IDSZ of [SWOR]. Why? It lets you <text:s/>add generic flags to the game, so other people can build on them. For example, I might want <text:s/>to make a sword that gets a bonus against Dragons. Since Dragons have a [DRAG] IDSZ, the <text:s/>sword's scripted AI can check if it hit a dragon, and do a little extra damage if it did. The nice <text:s/>part is that the weapon will also work against other [DRAG] creatures, like Dragonmen and <text:s/>Drag Queens, that I'm sure people will add in the future. The only way it will work though, is <text:s/>if <text:soft-page-break/>everyone uses the same ID strings. So, before you make a [MINO] [TAUR], consult the <text:s/>lists located in IDSZ.txt (Located in the Egoboo Development package). </text:p>
      <text:p text:style-name="Text_20_body"/>
      <text:h text:style-name="Heading_20_2" text:outline-level="2">Making Modules </text:h>
      <text:p text:style-name="Text_20_body">Common Problems </text:p>
      <text:p text:style-name="Text_20_body"/>
      <text:p text:style-name="Text_20_body">Egoboo Exits when attempting to load the module: </text:p>
      <text:p text:style-name="Text_20_body"/>
      <text:p text:style-name="Text_20_body">The first thing to check is the file Egoboo outputs. It creates a text file called "error.txt", <text:s/>which will contain the reason. </text:p>
      <text:p text:style-name="Text_20_body"/>
      <text:p text:style-name="Text_20_body">Slot Problems: </text:p>
      <text:p text:style-name="Text_20_body"/>
      <text:p text:style-name="Text_20_body">The most common cause for this error is a slot that is used twice. Look at Object Slots under <text:s/>Making Objects for more information if this is the problem. </text:p>
      <text:p text:style-name="Text_20_body"/>
      <text:p text:style-name="Text_20_body">Missing Start Point: </text:p>
      <text:p text:style-name="Text_20_body"/>
      <text:p text:style-name="Text_20_body">Another common cause is a missing start point. The start point must be added to either the <text:s/>spawn.txt file, or through EgoMap. In EgoMap, use the Objects mode, and pick a start point, <text:s/>and add it. For more information, see EgoMap's web page or ask in the Egoboo Forums. </text:p>
      <text:p text:style-name="Text_20_body"/>
      <text:h text:style-name="Heading_20_2" text:outline-level="2"><text:soft-page-break/>MAKING PASSAGES </text:h>
      <text:p text:style-name="Text_20_body"/>
      <text:p text:style-name="Text_20_body">Passages are Egoboo's way of marking an area. The main uses for them are: Having a shop <text:s/>Having doors that can open or close Detecting a character's presence in an area. </text:p>
      <text:p text:style-name="Text_20_body"/>
      <text:p text:style-name="Text_20_body">Passages are contained in the file passage.txt in a module's gamedat folder. It looks like this <text:s/>(this is from the adventurer starter's passage file). </text:p>
      <text:p text:style-name="Text_20_body"/>
      <text:p text:style-name="Text_20_body">// TopleftXY BottomrightXY Open ShootThrough SlippyClose </text:p>
      <text:p text:style-name="Text_20_body">0 Deadend: 3 51 4 52 F T F </text:p>
      <text:p text:style-name="Text_20_body">1 Deadend: 53 7 54 8 F T F </text:p>
      <text:p text:style-name="Text_20_body">2 Door: 40 53 41 54 F F F </text:p>
      <text:p text:style-name="Text_20_body">3 Armor: 48 27 49 28 F F F </text:p>
      <text:p text:style-name="Text_20_body">4 Trog: 17 18 18 19 F F F </text:p>
      <text:p text:style-name="Text_20_body">5 MamaLeft: 24 25 25 26 F F F </text:p>
      <text:p text:style-name="Text_20_body"/>
      <text:p text:style-name="Text_20_body">Here's what it all means: </text:p>
      <text:p text:style-name="Text_20_body"/>
      <text:p text:style-name="Text_20_body">The number at the left is the number of that passage. You'll need this number later for <text:s/>scripting. The name is just to help you remember which passage is which. Neither of these are <text:s/>read by Egoboo and are just there to help you out. </text:p>
      <text:p text:style-name="Text_20_body"/>
      <text:p text:style-name="Text_20_body">The TopleftXY and BottomrightXY are the boundaries of the passage. Unfortunately, as of <text:s/>right now you can't set the coordinates in EgoMap, so you'll have to do it manually. The <text:s/>easiest way is like this. </text:p>
      <text:p text:style-name="Text_20_body"><text:soft-page-break/></text:p>
      <text:p text:style-name="Text_20_body">1. Open your module in Egoboo </text:p>
      <text:p text:style-name="Text_20_body">2. Hold F5. This will display the coordinates of your character. </text:p>
      <text:p text:style-name="Text_20_body">3. Go to the top left and bottom right corners of each passage you want and write down <text:s/>the coordinates. </text:p>
      <text:p text:style-name="Text_20_body">Zefz Notes: Personally, I just use EgoMap to edit and add passages. Set Show Passages to True (Done <text:s/>in EgoMap) and modify passage.txt. Now reload the module and see how the passage changed. </text:p>
      <text:p text:style-name="Text_20_body"/>
      <text:p text:style-name="Text_20_body">Open is T or F. This is asking whether the passage is open or closed when the module begins. <text:s/>Set it to whichever is true. Open or closed refers to whether the tiles the passage is over are <text:s/>passable or impassable; set this by changing flags in Egomap. </text:p>
      <text:p text:style-name="Text_20_body"/>
      <text:p text:style-name="Text_20_body">Shoot Through refers to whether or not you can shoot through the passage. If set to T, <text:s/>projectiles will go through; if F, projectiles will be stopped when they hit the passage. </text:p>
      <text:p text:style-name="Text_20_body"/>
      <text:p text:style-name="Text_20_body">I've never used slippy closing, but I think what it does is set the tiles in the passage as slippy <text:s/>tiles instead of regular tiles. Try it and find out (or just leave it F and play it safe). </text:p>
      <text:p text:style-name="Text_20_body"/>
      <text:p text:style-name="Text_20_body">So, now you've got a file, passage.txt, which has the info for all the passages in your module. <text:s/>Now open up spawn.txt. You'll notice that one of the values that can be set for each object is <text:s/>the Pas value, which refers to passage. For each object that uses a passage, set that object's <text:s/>Pas value to the number of the passage that is relevant (you remember those numbers from <text:s/>before, right?). One object can interact with any number of passages; the Pas value is just an <text:s/>easy way of remembering which object goes with which passage, and the scripts for doors and <text:s/>buttons use it, so if you don't want to modify the scripts, set the value. </text:p>
      <text:p text:style-name="Text_20_body"/>
      <text:p text:style-name="Text_20_body">Now, on to the uses of passages: For doors, set the door to its associated passage. The <text:s/>standard ones are all scripted to use that, and will work without any further need for changes. <text:s/><text:soft-page-break/>All you have to do to get the door to open and close is call OpenPassage and ClosePassage <text:s/>(Egoscript commands) on the associated passage. Note that OpenPassage will only work if the <text:s/>passage is closed, and ClosePassage will only work if the passage is open. Buttons can do this <text:s/>automatically; for a standard button, just make sure that it's associated with the same passage <text:s/>as the door you want and it will open/close the door with no further need for changes (just <text:s/>make sure you have the right button; some require keys, some can close/open, and some can <text:s/>only either close or open). Any object can close and open doors/passages. </text:p>
      <text:p text:style-name="Text_20_body"/>
      <text:p text:style-name="Text_20_body">For shops. Please, don't script your own shop. Open the shopkeep object from Zippy City and <text:s/>base your shop on that. Basically, there is an Egoscript command, AddShopPassage, that <text:s/>turns a passage into a shop where you get paid for any item you drop and must pay for any <text:s/>item you pick up. The shop will function as long as the object that called it into existence is <text:s/>still alive. </text:p>
      <text:p text:style-name="Text_20_body"/>
      <text:p text:style-name="Text_20_body">Detecting character presence: The Egoscript function SetTargetToWhoeverIsInPassage does <text:s/>exactly what it sounds like it does. From that, you can test if the target is a player, is <text:s/>alive/dead, etc. for whatever you want. </text:p>
      <text:p text:style-name="Text_20_body"/>
      <text:p text:style-name="Text_20_body">Making your first passage will probably be annoying, but once you've made one it should be </text:p>
      <text:p text:style-name="Text_20_body">pretty intuitive. </text:p>
      <text:p text:style-name="Text_20_body"/>
      <text:h text:style-name="Heading_20_1" text:outline-level="1">0ther </text:h>
      <text:p text:style-name="Text_20_body">Here are some definitions of short-words and terms (Where * is a number or a string): </text:p>
      <text:p text:style-name="Text_20_body">STR = The STR stat is the character's strength. </text:p>
      <text:p text:style-name="Text_20_body">WIS = The WIS stat is the character's wisdom. </text:p>
      <text:p text:style-name="Text_20_body">INT = The INT stat is the character's intelligence. </text:p>
      <text:p text:style-name="Text_20_body">DEX = The DEX stat is the character's dexterity </text:p>
      <text:p text:style-name="Text_20_body"><text:soft-page-break/>DEF = The DEF stat is the character's defence. </text:p>
      <text:p text:style-name="Text_20_body">EXP = The EXP stat is the character's experience. </text:p>
      <text:p text:style-name="Text_20_body">Mana = Spellpoints or spiritual energy, needed for using spells. </text:p>
      <text:p text:style-name="Text_20_body">Mana Return = Rate of mana regeneration. </text:p>
      <text:p text:style-name="Text_20_body">Mana Flow = How much mana the character can channel at the time </text:p>
      <text:p text:style-name="Text_20_body">Cursed item = A cursed item gives bad effects on a character, only a wizard spell can remove cursed items. </text:p>
      <text:p text:style-name="Text_20_body">Magical item = Magical items gives good effects and benefits to you character. </text:p>
      <text:p text:style-name="Text_20_body">Potion = A liquid that gives an effect on your character. Example: Refill health. </text:p>
      <text:p text:style-name="Text_20_body">Health/Hitpoints = Also called HP. the HP of a character determinates how much hits <text:s text:c="2"/>a character can take before he dies. </text:p>
      <text:p text:style-name="Text_20_body"/>
      <text:p text:style-name="Text_20_body">Zorkmids = Money ($), used to buy items in the sheep village. </text:p>
      <text:p text:style-name="Text_20_body">*.OBJ = Items, characters and monsters are all named *.obj, which means object.</text:p>
      <text:p text:style-name="Text_20_body"/>
      <text:p text:style-name="Text_20_body"><text:s/>Example: Healer.Obj or Sword.Obj </text:p>
      <text:p text:style-name="Text_20_body"/>
      <text:p text:style-name="Text_20_body">data.txt = All objects have their own data.txt. In that text file you can edit every thing about <text:s/>them, such as health, exp and strength. Try experimenting with the text files, it is <text:s/>very easy editing them. </text:p>
      <text:p text:style-name="Text_20_body"/>
      <text:p text:style-name="Text_20_body">sound*.wav = Every sound a object makes is a wav. These wav files are played trough <text:s/>data.txt, enchant.txt or script.txt (The last one is the most common one). </text:p>
      <text:p text:style-name="Text_20_body"/>
      <text:p text:style-name="Text_20_body"><text:soft-page-break/>part*.txt = These txt files describes how to draw different particles the object spawns. Fine <text:s/>examples are spell effects or blood (All weapons use particles to determine their <text:s/>damage). Example: part0.txt, part1.txt or part8.txt </text:p>
      <text:p text:style-name="Text_20_body"/>
      <text:p text:style-name="Text_20_body">naming.txt = This is the current name or the random name for a object. </text:p>
      <text:p text:style-name="Text_20_body">message.txt = These are the different messages the object can show in the game. <text:s/>tris*.bmp = The skin which is drawn upon the model of the object. Every object can have up </text:p>
      <text:p text:style-name="Text_20_body"/>
      <text:p text:style-name="Text_20_body"/>
      <text:p text:style-name="Text_20_body">up to four different skins (0, 1, 2 or 3). Example: tris0.bmp or tris3.bmp </text:p>
      <text:p text:style-name="Text_20_body">Spell = A magical effect some characters can create trough the use of Mana </text:p>
      <text:p text:style-name="Text_20_body"/>
      <text:p text:style-name="Text_20_body">Various Egoboo sites: </text:p>
      <text:p text:style-name="Text_20_body"/>
      <text:p text:style-name="Text_20_body">http://egoboo.sourceforge.net/ – Official Egoboo website </text:p>
      <text:p text:style-name="Text_20_body">http://egoboo.informe.com/forum/ -Egoboo Community forum </text:p>
      <text:p text:style-name="Text_20_body">http://egoboo.informe.com/wiki/index.php/Main_Page -The EgoWiki </text:p>
      <text:p text:style-name="Text_20_body">http://www.geocrawler.com/lists/3/SourceForge/6669/0/ -an archive of the old egoboo discussions. </text:p>
      <text:p text:style-name="Text_20_body">http://zippy-egoboo.sourceforge.net -Old Egoboo community devolpment website </text:p>
      <text:p text:style-name="Text_20_body">http://www.artistcollaboration.com/users/aworkinprogress/Software.htm -Egoboo C++ </text:p>
      <text:p text:style-name="Text_20_body"/>
      <text:p text:style-name="Text_20_body">CONTACT: </text:p>
      <text:p text:style-name="Text_20_body"/>
      <text:p text:style-name="Text_20_body"><text:soft-page-break/>ZefzSoftwares@hotmail.com -Lead designer </text:p>
      <text:p text:style-name="Text_20_body">jonathan@bishopia.org -Coder </text:p>
      <text:p text:style-name="Text_20_body">aworkinprogress@artistcollaboration.com -Coder </text:p>
      <text:p text:style-name="Text_20_body"/>
      <text:p text:style-name="Text_20_body">Feel free to report any errors or bugs you find and thank you for downloading Egoboo! If you <text:s/>have any problems running the game, dont hesitate to contact the forums. </text:p>
      <text:p text:style-name="Text_20_body"/>
      <text:h text:style-name="Heading_20_1" text:outline-level="1">Credits </text:h>
      <text:p text:style-name="Text_20_body"/>
      <text:p text:style-name="Text_20_body">Here are the credits to those who have contributed something to the game (List may not be </text:p>
      <text:p text:style-name="Text_20_body"/>
      <text:p text:style-name="Text_20_body">fully up to date and has no specific order): </text:p>
      <text:p text:style-name="Text_20_body"/>
      <text:p text:style-name="Text_20_body">ORIGINAL PROGRAMMERS </text:p>
      <text:p text:style-name="Text_20_body"/>
      <text:p text:style-name="Text_20_body">Aaron Bishop </text:p>
      <text:p text:style-name="Text_20_body">Benjamin Bishop </text:p>
      <text:p text:style-name="Text_20_body"/>
      <text:p text:style-name="Text_20_body">MODULES </text:p>
      <text:p text:style-name="Text_20_body">John Dick aka Booger </text:p>
      <text:p text:style-name="Text_20_body">Johan Jansen aka Zefz </text:p>
      <text:p text:style-name="Text_20_body">Arakon </text:p>
      <text:p text:style-name="Text_20_body"><text:soft-page-break/>Pteromys </text:p>
      <text:p text:style-name="Text_20_body"/>
      <text:p text:style-name="Text_20_body">CODING </text:p>
      <text:p text:style-name="Text_20_body">Matty Noble aka Elmin </text:p>
      <text:p text:style-name="Text_20_body">Arakon </text:p>
      <text:p text:style-name="Text_20_body">Aleous </text:p>
      <text:p text:style-name="Text_20_body">Jonathan Fischer </text:p>
      <text:p text:style-name="Text_20_body">Ben Birdsey </text:p>
      <text:p text:style-name="Text_20_body">Denis Jaimes </text:p>
      <text:p text:style-name="Text_20_body">Johan Jansen aka Zefz </text:p>
      <text:p text:style-name="Text_20_body">Gary Clark </text:p>
      <text:p text:style-name="Text_20_body">Morgan </text:p>
      <text:p text:style-name="Text_20_body">Ollipekka </text:p>
      <text:p text:style-name="Text_20_body">Paco </text:p>
      <text:p text:style-name="Text_20_body">Hans de Goede </text:p>
      <text:p text:style-name="Text_20_body"/>
      <text:p text:style-name="Text_20_body">SOUND AND MUSIC </text:p>
      <text:p text:style-name="Text_20_body">Aleous </text:p>
      <text:p text:style-name="Text_20_body">Klastek Timrak </text:p>
      <text:p text:style-name="Text_20_body"/>
      <text:p text:style-name="Text_20_body">OBJECTS </text:p>
      <text:p text:style-name="Text_20_body">PurpleSquerkle </text:p>
      <text:p text:style-name="Text_20_body"><text:soft-page-break/>Johan Jansen aka Zefz </text:p>
      <text:p text:style-name="Text_20_body">John Dick aka Booger </text:p>
      <text:p text:style-name="Text_20_body">Hunna </text:p>
      <text:p text:style-name="Text_20_body">Spyro </text:p>
      <text:p text:style-name="Text_20_body">AiletheAlien </text:p>
      <text:p text:style-name="Text_20_body">Pteromys </text:p>
      <text:p text:style-name="Text_20_body">Ptapasu </text:p>
      <text:p text:style-name="Text_20_body"/>
      <text:p text:style-name="Text_20_body">ARTWORK </text:p>
      <text:p text:style-name="Text_20_body">Hiroy </text:p>
      <text:p text:style-name="Text_20_body">Chainsaw </text:p>
      <text:p text:style-name="Text_20_body"/>
      <text:p text:style-name="Text_20_body">ALSO WORTH MENTIONING </text:p>
      <text:p text:style-name="Text_20_body">Arne Kristian Jansen </text:p>
      <text:p text:style-name="Text_20_body">eatsonlyheads </text:p>
      <text:p text:style-name="Text_20_body">Icezd </text:p>
      <text:p text:style-name="Text_20_body">dolny </text:p>
      <text:p text:style-name="Text_20_body">the happy pink elephant </text:p>
      <text:p text:style-name="Text_20_body">Golem </text:p>
      <text:p text:style-name="Text_20_body">Alazamir </text:p>
      <text:p text:style-name="Text_20_body">Veiva </text:p>
      <text:p text:style-name="Text_20_body">Clokinator aka Florian Natterer </text:p>
      <text:p text:style-name="Text_20_body"><text:soft-page-break/>Agent of Dread (Have a cookie!) </text:p>
      <text:p text:style-name="Text_20_body">PurpleSquerkle </text:p>
      <text:p text:style-name="Text_20_body"/>
      <text:p text:style-name="Text_20_body">All the other supporters from the Egoboo Community! </text:p>
      <text:p text:style-name="Text_20_body"/>
      <text:p text:style-name="Text_20_body">By: Zefz – Egoboo Game Manual – Manual version 2.10 – Last updated 25.03.08 </text:p>
      <text:p text:style-name="Text_20_body"/>
      <text:h text:style-name="Heading_20_1" text:outline-level="1">Work in progress </text:h>
      <text:p text:style-name="Text_20_body"/>
      <text:p text:style-name="Text_20_body">Divine Power </text:p>
      <text:p text:style-name="Text_20_body">Holy Weapon </text:p>
      <text:p text:style-name="Text_20_body">Touch of Death </text:p>
      <text:p text:style-name="Text_20_body">Symbol of Death/Shock/Daze </text:p>
      <text:p text:style-name="Text_20_body">Curse </text:p>
      <text:p text:style-name="Text_20_body">Seeing </text:p>
      <text:p text:style-name="Text_20_body">Mass Heal </text:p>
      <text:p text:style-name="Text_20_body">Destroy Undead </text:p>
      <text:p text:style-name="Text_20_body">Turn Undead </text:p>
      <text:p text:style-name="Text_20_body">Recharge </text:p>
      <text:p text:style-name="Text_20_body">Fire Rain </text:p>
      <text:p text:style-name="Text_20_body">Prayer (Heal self) </text:p>
      <text:p text:style-name="Text_20_body"/>
      <text:p text:style-name="Text_20_body"><text:soft-page-break/>Adventurer </text:p>
      <text:p text:style-name="Text_20_body"/>
      <text:p text:style-name="Text_20_body">Armor Defence Slashing Bashing Piercing Fire Holy Evil Ice Zap </text:p>
      <text:p text:style-name="Text_20_body">Leather Tunic (50$) 30 Normal Normal Normal Normal Normal Normal Normal Normal </text:p>
      <text:p text:style-name="Text_20_body">Chain Shirt (100$) 60 Resistant Normal Normal Normal Normal Normal Normal Normal </text:p>
      <text:p text:style-name="Text_20_body">Breastplate (300$) 90 Resistant Normal Resistant Normal Normal Normal Normal Normal </text:p>
      <text:p text:style-name="Text_20_body">Robin Costume (600$) 110 Resistant Normal Resistant Normal Normal Resistant Normal Normal </text:p>
      <text:p text:style-name="Text_20_body"/>
      <text:p text:style-name="Text_20_body">Armor Defence Slashing Bashing Piercing Fire Holy Evil Ice Zap </text:p>
      <text:p text:style-name="Text_20_body">Leather Tunic (50$) 30 1 1 1 1 1 1 1 1 </text:p>
      <text:p text:style-name="Text_20_body">Chain Shirt (100$) 60 2 1 1 1 1 1 1 1 </text:p>
      <text:p text:style-name="Text_20_body">Breastplate (300$) 90 2 1 2 1 1 1 1 1 </text:p>
      <text:p text:style-name="Text_20_body">Robin Costume (600$) 110 2 1 2 1 1 2 1 1 </text:p>
      <text:p text:style-name="Text_20_body"/>
      <text:h text:style-name="Heading_20_2" text:outline-level="2">Setup Information </text:h>
      <text:p text:style-name="Text_20_body">You can change graphical and audio settings in-game trough the options menu. If you want to <text:s/>change input controls tough, you will need to edit controls.txt (See the section about controls <text:s/>for more information). </text:p>
      <text:h text:style-name="Heading_20_3" text:outline-level="3">GRAPHICS </text:h>
      <text:section text:style-name="Sect3" text:name="Section2">
        <text:p text:style-name="P4"><text:span text:style-name="T5">Texture Filtering</text:span> - This manages the quality in which manner textures are filtered. </text:p>
        <text:p text:style-name="P4"><text:span text:style-name="T5">Fullscreen - </text:span>Should the game be played fullscreen or not? </text:p>
        <text:p text:style-name="P4"><text:span text:style-name="T5">Z Bit - </text:span>Enhances the color depth quality if set higher (32 is maximum). </text:p>
        <text:p text:style-name="P4"><text:span text:style-name="T5">Screensize - </text:span>Overall graphical quality – higher number increases graphic quality. </text:p>
        <text:p text:style-name="P4"><text:soft-page-break/><text:span text:style-name="T5">Max Number of Text Messages - </text:span>How many information messages can be displayed at the same time (Reduce this only if they cover too much of your screen – in case of low screensize). </text:p>
        <text:p text:style-name="P4"><text:span text:style-name="T5">Antialasing - </text:span>This will enable antialiasing which increase model detail and sharper borders. </text:p>
        <text:p text:style-name="P4"><text:span text:style-name="T5">Particle Effects - </text:span>This manages which types of particles the game is to load. Normal is standard, Smooth looks better, but loses some detail while Fast has low color bits and are faster to render. </text:p>
        <text:p text:style-name="P4"><text:span text:style-name="T5">Autoturn Camera - </text:span>Adjust the autoturn function for the camera which follows the players. </text:p>
        <text:p text:style-name="P4"><text:span text:style-name="T5">Reflection - </text:span>This decides the quality of floor reflections or disable reflections. </text:p>
        <text:p text:style-name="P4"><text:span text:style-name="T5">Shadows - </text:span>This sets shadow quality or disables it altogether. </text:p>
        <text:p text:style-name="P4"><text:span text:style-name="T5">3D Effects - </text:span>This option will increase 3D quality and enable special 3D effects. </text:p>
        <text:p text:style-name="P4"><text:span text:style-name="T5">Pretty Water - </text:span>Enabling this will increase water graphic quality. </text:p>
        <text:p text:style-name="P5"><text:span text:style-name="T5">Vertical Sync - </text:span>Wait for vertical synchronization? Enable this if you see tearing on the screen. </text:p>
      </text:section>
      <text:h text:style-name="Heading_20_3" text:outline-level="3">SOUND </text:h>
      <text:section text:style-name="Sect4" text:name="Section1">
        <text:p text:style-name="P6"><text:span text:style-name="T5">Sound</text:span> - Allow sounds to be played? </text:p>
        <text:p text:style-name="P6"><text:span text:style-name="T5">Sound Volume </text:span>- The volume of all sound effects. </text:p>
        <text:p text:style-name="P6"><text:span text:style-name="T5">Music</text:span> - Allow interactive music to be played? </text:p>
        <text:p text:style-name="P6"><text:span text:style-name="T5">Music Volume</text:span> - The sound volume of all musical tracks that are played. </text:p>
        <text:p text:style-name="P6"><text:span text:style-name="T5">Buffer Size</text:span> - This will reduce lags and stutters in music, but will cause a overall delay for all sounds played. You will need to find a balance for your pc (So that sounds arent too much delayed and music works normally). </text:p>
        <text:p text:style-name="P6"><text:span text:style-name="T5">Max Sound Channels</text:span> - The maximum number of sounds that can be played at the same time. </text:p>
      </text:section>
      <text:h text:style-name="Heading_20_1" text:outline-level="1">Egoscript Reference</text:h>
      <text:p text:style-name="P14"/>
      <text:p text:style-name="P14">Here is a reference to all the egoscript functions that are implemented at the time of the last update 09-30-2009.</text:p>
      <text:p text:style-name="P14"><text:soft-page-break/></text:p>
      <text:p text:style-name="P14">For each function, you will see the egoscript function name, an approximation to how this function would be called in Lua, and a text description of what the function does.</text:p>
      <text:p text:style-name="P14"/>
      <text:p text:style-name="P23">IfSpawned</text:p>
      <text:p text:style-name="Egoscript_20_Lua_20_Definition">“<text:span text:style-name="T2">if( Spawned() <text:s/>) then</text:span>”</text:p>
      <text:p text:style-name="P16">This function proceeds if the character was spawned this update</text:p>
      <text:p text:style-name="P23">IfTimeOut</text:p>
      <text:p text:style-name="Egoscript_20_Lua_20_Definition">“<text:span text:style-name="T2">if( TimeOut() ) then</text:span>”</text:p>
      <text:p text:style-name="P16">This function proceeds if the character's aitime is 0... <text:s/>Use in conjunction with set_Time</text:p>
      <text:p text:style-name="P23">IfAtWaypoint</text:p>
      <text:p text:style-name="Egoscript_20_Lua_20_Definition">“<text:span text:style-name="T2">if( AtWaypoint() ) then</text:span>”</text:p>
      <text:p text:style-name="P16">This function proceeds if the character reached its waypoint this update</text:p>
      <text:p text:style-name="P23">IfAtLastWaypoint</text:p>
      <text:p text:style-name="Egoscript_20_Lua_20_Definition">“<text:span text:style-name="T2">if( AtLastWaypoint() ) then</text:span>”</text:p>
      <text:p text:style-name="P16">This function proceeds if the character reached its last waypoint this update</text:p>
      <text:p text:style-name="P23">IfAttacked</text:p>
      <text:p text:style-name="Egoscript_20_Lua_20_Definition">“<text:span text:style-name="T2">if( Attacked() ) then</text:span>”</text:p>
      <text:p text:style-name="P16">This function proceeds if the character ( an item ) was put in its owner's pocket this update</text:p>
      <text:p text:style-name="P23">IfBumped</text:p>
      <text:p text:style-name="Egoscript_20_Lua_20_Definition">“<text:span text:style-name="T2">if( Bumped() ) then</text:span>”</text:p>
      <text:p text:style-name="P16">This function proceeds if the character was bumped by another character this update</text:p>
      <text:p text:style-name="P23">IfOrdered</text:p>
      <text:p text:style-name="Egoscript_20_Lua_20_Definition">“<text:span text:style-name="T2">if( Ordered() ) then</text:span>”</text:p>
      <text:p text:style-name="P16">This function proceeds if the character got an order from another character on its team this update</text:p>
      <text:p text:style-name="P23">IfCalledForHelp</text:p>
      <text:p text:style-name="Egoscript_20_Lua_20_Definition">“<text:span text:style-name="T2">if( CalledForHelp() ) then</text:span>”</text:p>
      <text:p text:style-name="P16">This function proceeds if one of the character's teammates was nearly killed this update</text:p>
      <text:p text:style-name="P24">SetContent</text:p>
      <text:p text:style-name="P15">“self.content = self.argument”</text:p>
      <text:p text:style-name="P16">This function sets the content variable... <text:s/>Used in conjunction with GetContent... <text:s/>Content is preserved from update to update</text:p>
      <text:p text:style-name="Egoscript_20_Function"><text:span text:style-name="T6">IfKilled</text:span> </text:p>
      <text:p text:style-name="Egoscript_20_Lua_20_Definition">“<text:span text:style-name="T2">if( Killed() ) then</text:span>”</text:p>
      <text:p text:style-name="P16">This function proceeds if the character was killed this update</text:p>
      <text:p text:style-name="P23">IfTargetKilled</text:p>
      <text:p text:style-name="Egoscript_20_Lua_20_Definition">“<text:span text:style-name="T2">if( TargetKilled() ) then</text:span>”</text:p>
      <text:p text:style-name="P16">This function proceeds if the character's target from last update was killed during this update</text:p>
      <text:p text:style-name="Egoscript_20_Function"><text:soft-page-break/></text:p>
      <text:p text:style-name="P24">ClearWaypoints</text:p>
      <text:p text:style-name="P15">“ClearWaypoints()”</text:p>
      <text:p text:style-name="P16">This function is used to move a character around... <text:s/>Do this before AddWaypoint</text:p>
      <text:p text:style-name="P24">AddWaypoint</text:p>
      <text:p text:style-name="P15">“AddWaypoint( tmpx = "x position", tmpy = "y position" )”</text:p>
      <text:p text:style-name="P16">This function tells the character where to move next</text:p>
      <text:p text:style-name="P24">FindPath</text:p>
      <text:p text:style-name="P15">“FindPath()”</text:p>
      <text:p text:style-name="P16">NOTE: This function doesn't work yet</text:p>
      <text:p text:style-name="P24">Compass</text:p>
      <text:p text:style-name="P15">“Compass( tmpturn = "rotation", tmpdistance = "radius" )”</text:p>
      <text:p text:style-name="P16">This function modifies tmpx and tmpy, depending on the setting of tmpdistance and tmpturn. <text:s/>It acts like one of those Compass thing with the two little needle legs</text:p>
      <text:p text:style-name="P24">GetTargetArmorPrice</text:p>
      <text:p text:style-name="P15">“tmpx = GetTargetArmorPrice( tmpargument = "skin" )”</text:p>
      <text:p text:style-name="P16">This function returns the cost of the desired skin upgrade, setting tmpx to the price</text:p>
      <text:p text:style-name="P24">SetTime</text:p>
      <text:p text:style-name="P15">“SetTime( tmpargument = "time" )”</text:p>
      <text:p text:style-name="P16">This function sets the character's time... <text:s/>50 clicks per second... Used in conjunction with _TimeOut</text:p>
      <text:p text:style-name="P24">GetContent</text:p>
      <text:p text:style-name="P15">“tmpargument = self.content”</text:p>
      <text:p text:style-name="P16">This function sets tmpargument to the character's content variable... Used in conjunction with set_Content, or as a NOP to space out an Else</text:p>
      <text:p text:style-name="P24">JoinTargetTeam</text:p>
      <text:p text:style-name="Egoscript_20_Lua_20_Definition">“JoinTargetTeam()”</text:p>
      <text:p text:style-name="P16">This function lets a character join a different team... <text:s/>Used mostly for pets</text:p>
      <text:p text:style-name="P24">SetTargetToNearbyEnemy</text:p>
      <text:p text:style-name="P15">“SetTargetToNearbyEnemy()”</text:p>
      <text:p text:style-name="P16">This function sets the target to a nearby enemy, failing if there are none</text:p>
      <text:p text:style-name="P24">SetTargetToTargetLeftHand</text:p>
      <text:p text:style-name="P15">“SetTargetToTargetLeftHand()”</text:p>
      <text:p text:style-name="P16">This function sets the target to the item in the target's left hand, failing if the target has no left hand item</text:p>
      <text:p text:style-name="P24">SetTargetToTargetRightHand</text:p>
      <text:p text:style-name="P15">“SetTargetToTargetRightHand()”</text:p>
      <text:p text:style-name="P16">This function sets the target to the item in the target's right hand, failing if the target has no right hand item</text:p>
      <text:p text:style-name="Egoscript_20_Function"><text:soft-page-break/></text:p>
      <text:p text:style-name="P24">SetTargetToWhoeverAttacked</text:p>
      <text:p text:style-name="P15">“SetTargetToWhoeverAttacked()”</text:p>
      <text:p text:style-name="P16">This function sets the target to whoever attacked the character last, failing for damage tiles</text:p>
      <text:p text:style-name="P24">SetTargetToWhoeverBumped</text:p>
      <text:p text:style-name="P15">“SetTargetToWhoeverBumped()”</text:p>
      <text:p text:style-name="P16">This function sets the target to whoever bumped the character last. It never fails</text:p>
      <text:p text:style-name="P24">SetTargetToWhoeverCalledForHelp</text:p>
      <text:p text:style-name="P15">“SetTargetToWhoeverCalledForHelp()”</text:p>
      <text:p text:style-name="P16">This function sets the target to whoever called for help last...</text:p>
      <text:p text:style-name="P24">SetTargetToOldTarget</text:p>
      <text:p text:style-name="P15">“self.target = self.old_target”</text:p>
      <text:p text:style-name="P16">This function sets the target to the target from last update, used to undo other SetTarget* functions</text:p>
      <text:p text:style-name="P24">SetTurnModeToVelocity</text:p>
      <text:p text:style-name="P15">“SetTurnModeToVelocity()”</text:p>
      <text:p text:style-name="P16">This function sets the character's movement mode to the default</text:p>
      <text:p text:style-name="P24">SetTurnModeToWatch</text:p>
      <text:p text:style-name="P15">“SetTurnModeToWatch()”</text:p>
      <text:p text:style-name="P16">This function makes the character look at its next waypoint, usually used with close waypoints or the Stop function</text:p>
      <text:p text:style-name="P24">SetTurnModeToSpin</text:p>
      <text:p text:style-name="P15">“SetTurnModeToSpin()”</text:p>
      <text:p text:style-name="P16">This function makes the character spin around in a circle, usually used for magical items and such</text:p>
      <text:p text:style-name="P24">SetBumpHeight</text:p>
      <text:p text:style-name="P15">“SetBumpHeight( tmpargument = "height" )”</text:p>
      <text:p text:style-name="P16">This function makes the character taller or shorter, usually used when the character dies</text:p>
      <text:p text:style-name="P23">IfTargetHasID</text:p>
      <text:p text:style-name="Egoscript_20_Lua_20_Definition">“<text:span text:style-name="T2">if( TargetHasID( tmpargument = "idsz" ) ) then</text:span>”</text:p>
      <text:p text:style-name="P16">This function proceeds if the target has either a parent or type IDSZ matching tmpargument...</text:p>
      <text:p text:style-name="P23">IfTargetHasItemID</text:p>
      <text:p text:style-name="Egoscript_20_Lua_20_Definition">“<text:span text:style-name="T2">if( TargetHasItemID( tmpargument = "idsz" ) ) then</text:span>”</text:p>
      <text:p text:style-name="P16">This function proceeds if the target has a matching item in his/her pockets or hands.</text:p>
      <text:p text:style-name="P23">IfTargetHoldingItemID</text:p>
      <text:p text:style-name="Egoscript_20_Lua_20_Definition">“<text:span text:style-name="T2">if( TargetHoldingItemID( tmpargument = "idsz" ) ) then</text:span>”</text:p>
      <text:p text:style-name="P16">This function proceeds if the target has a matching item in his/her hands. <text:s/>It also sets tmpargument to the proper latch button to press to use that item</text:p>
      <text:p text:style-name="Egoscript_20_Function"><text:soft-page-break/></text:p>
      <text:p text:style-name="P23">IfTargetHasSkillID</text:p>
      <text:p text:style-name="Egoscript_20_Lua_20_Definition">“<text:span text:style-name="T2">if( TargetHasSkillID( tmpargument = "skill idsz" ) ) then</text:span>”</text:p>
      <text:p text:style-name="P16">This function proceeds if ID matches tmpargument</text:p>
      <text:p text:style-name="P24">Else</text:p>
      <text:p text:style-name="P15">“else”</text:p>
      <text:p text:style-name="P16">This function proceeds if the last function failed... <text:s/>Need padding before it... <text:s/>See the above function for an example...</text:p>
      <text:p text:style-name="P24">Run</text:p>
      <text:p text:style-name="P15">“Run()”</text:p>
      <text:p text:style-name="P16">This function sets the character's maximum acceleration to its actual maximum</text:p>
      <text:p text:style-name="P24">Walk</text:p>
      <text:p text:style-name="P15">“Walk()”</text:p>
      <text:p text:style-name="P16">This function sets the character's maximum acceleration to 66% of its actual maximum</text:p>
      <text:p text:style-name="P24">Sneak </text:p>
      <text:p text:style-name="P15">“Sneak()”</text:p>
      <text:p text:style-name="P16">This function sets the character's maximum acceleration to 33% of its actual maximum</text:p>
      <text:p text:style-name="P24">DoAction</text:p>
      <text:p text:style-name="P15">“DoAction( tmpargument = "action" )”</text:p>
      <text:p text:style-name="P16">This function makes the character do a given action if it isn't doing anything better. <text:s/>Fails if the action is invalid or if the character is doing something else already</text:p>
      <text:p text:style-name="P24">KeepAction</text:p>
      <text:p text:style-name="P15">“KeepAction()”</text:p>
      <text:p text:style-name="P16">This function makes the character's animation stop on its last frame and stay there... <text:s/>Usually used for dropped items</text:p>
      <text:p text:style-name="P24">IssueOrder</text:p>
      <text:p text:style-name="P15">“IssueOrder( tmpargument = "order" <text:s/>)”</text:p>
      <text:p text:style-name="P16">This function tells all of the character's teammates to do something, though each teammate needs to interpret the order using _Ordered in its own script...</text:p>
      <text:p text:style-name="P24">DropWeapons</text:p>
      <text:p text:style-name="P15">“DropWeapons()”</text:p>
      <text:p text:style-name="P16">This function drops the character's in-hand items... <text:s/>It will also buck the rider if the character is a mount</text:p>
      <text:p text:style-name="P24">TargetDoAction</text:p>
      <text:p text:style-name="P15">“TargetDoAction( tmpargument = "action" )”</text:p>
      <text:p text:style-name="P16">The function makes the target start a new action, if it is valid for the model It will fail if the action is invalid or if the target is doing something else already</text:p>
      <text:p text:style-name="Egoscript_20_Function"><text:soft-page-break/></text:p>
      <text:p text:style-name="P24">OpenPassage</text:p>
      <text:p text:style-name="P15">“OpenPassage( tmpargument = "passage" )”</text:p>
      <text:p text:style-name="P16">This function allows movement over the given passage area. Fails if the passage is already open Passage areas are defined in passage.txt and set in spawn.txt for the given character</text:p>
      <text:p text:style-name="P24">ClosePassage</text:p>
      <text:p text:style-name="P15">“ClosePassage( tmpargument = "passage" )”</text:p>
      <text:p text:style-name="P16">This function prohibits movement over the given passage area, proceeding if the passage isn't blocked. <text:s/>Crushable characters within the passage are crushed.</text:p>
      <text:p text:style-name="P23">IfPassageOpen</text:p>
      <text:p text:style-name="Egoscript_20_Lua_20_Definition">“<text:span text:style-name="T2">if( PassageOpen( tmpargument = "passage" ) ) then</text:span>”</text:p>
      <text:p text:style-name="P16">This function proceeds if the given passage is valid and open to movement Used mostly by door characters to tell them when to run their open animation.</text:p>
      <text:p text:style-name="P24">GoPoof</text:p>
      <text:p text:style-name="P15">“GoPoof()”</text:p>
      <text:p text:style-name="P16">This function flags the character to be removed from the game entirely. This doesn't work on players</text:p>
      <text:p text:style-name="P24">CostTargetItemID</text:p>
      <text:p text:style-name="P15">“CostTargetItemID( tmpargument = "idsz" )”</text:p>
      <text:p text:style-name="P16">This function proceeds if the target has a matching item, and poofs that item... For one use keys and such</text:p>
      <text:p text:style-name="P24">DoActionOverride</text:p>
      <text:p text:style-name="P15">“DoActionOverride( tmpargument = "action" )”</text:p>
      <text:p text:style-name="P16">This function makes the character do a given action no matter what</text:p>
      <text:p text:style-name="P23">IfHealed</text:p>
      <text:p text:style-name="Egoscript_20_Lua_20_Definition">“<text:span text:style-name="T2">if( Healed() ) then</text:span>”</text:p>
      <text:p text:style-name="P16">This function proceeds if the character was healed by a healing particle</text:p>
      <text:p text:style-name="P24">SendPlayerMessage</text:p>
      <text:p text:style-name="P15">“SendPlayerMessage( tmpargument = "message number" )”</text:p>
      <text:p text:style-name="P16">This function sends a message to the players</text:p>
      <text:p text:style-name="P24">CallForHelp</text:p>
      <text:p text:style-name="P15">“CallForHelp()”</text:p>
      <text:p text:style-name="P16">This function calls all of the character's teammates for help... <text:s/>The teammates must use IfCalledForHelp in their scripts</text:p>
      <text:p text:style-name="P24">AddIDSZ</text:p>
      <text:p text:style-name="P15">“AddIDSZ( tmpargument = "idsz" )”</text:p>
      <text:p text:style-name="P16">This function slaps an expansion IDSZ onto the module description... Used to show completion of special quests for a given module</text:p>
      <text:p text:style-name="Egoscript_20_Function"><text:soft-page-break/></text:p>
      <text:p text:style-name="P24">SetState</text:p>
      <text:p text:style-name="P15">“self.state = tmpargument”</text:p>
      <text:p text:style-name="P16">This function sets the character's state. </text:p>
      <text:p text:style-name="P16">VERY IMPORTANT... State is preserved from update to update</text:p>
      <text:p text:style-name="P24">GetState</text:p>
      <text:p text:style-name="Egoscript_20_Lua_20_Definition"><text:span text:style-name="T3">“</text:span><text:span text:style-name="T1">tmpargument <text:s/>= self.state”</text:span></text:p>
      <text:p text:style-name="P16">This function reads the character's state variable</text:p>
      <text:p text:style-name="P23">IfStateIs</text:p>
      <text:p text:style-name="Egoscript_20_Lua_20_Definition">“<text:span text:style-name="T2">if( StateIs( tmpargument = "state" ) ) then</text:span>”</text:p>
      <text:p text:style-name="P16">This function proceeds if the character's state equals tmpargument</text:p>
      <text:p text:style-name="P23">IfTargetCanOpenStuff</text:p>
      <text:p text:style-name="Egoscript_20_Lua_20_Definition">“<text:span text:style-name="T2">if( TargetCanOpenStuff() ) then</text:span>”</text:p>
      <text:p text:style-name="P16">This function proceeds if the target can open stuff ( set in data.txt ) . Used by chests and buttons and such so only "smart" creatures can operate them</text:p>
      <text:p text:style-name="P23">IfGrabbed</text:p>
      <text:p text:style-name="Egoscript_20_Lua_20_Definition">“<text:span text:style-name="T2">if( Grabbed() ) then</text:span>”</text:p>
      <text:p text:style-name="P16">This function proceeds if the character was grabbed this update... Used mostly by item characters</text:p>
      <text:p text:style-name="P23">IfDropped</text:p>
      <text:p text:style-name="Egoscript_20_Lua_20_Definition">“<text:span text:style-name="T2">if( Dropped() ) then</text:span>”</text:p>
      <text:p text:style-name="P16">This function proceeds if the character was dropped this update... Used mostly by item characters</text:p>
      <text:p text:style-name="P24">SetTargetToWhoeverIsHolding</text:p>
      <text:p text:style-name="P15">“SetTargetToWhoeverIsHolding()”</text:p>
      <text:p text:style-name="P16">This function sets the target to the character's holder or mount, failing if the character is not held</text:p>
      <text:p text:style-name="P24">DamageTarget</text:p>
      <text:p text:style-name="P15">“Damage( self.target, tmpargument = "damage" )”</text:p>
      <text:p text:style-name="P16">This function damages the target <text:s/>damage;</text:p>
      <text:p text:style-name="P23">IfXIsLessThanY</text:p>
      <text:p text:style-name="Egoscript_20_Lua_20_Definition">“<text:span text:style-name="T2">if( tmpx &lt; tmpy ) then</text:span>”</text:p>
      <text:p text:style-name="P16">This function proceeds if tmpx is less than tmpy...</text:p>
      <text:p text:style-name="P24">SetWeatherTime</text:p>
      <text:p text:style-name="P15">“SetWeatherTime( tmpargument = "time" )”</text:p>
      <text:p text:style-name="P16">This function can be used to slow down or speed up or stop rain and other weather effects</text:p>
      <text:p text:style-name="P24">GetBumpHeight</text:p>
      <text:p text:style-name="P15">“tmpargument = GetBumpHeight()”</text:p>
      <text:p text:style-name="P16">This function sets tmpargument to the character's height</text:p>
      <text:p text:style-name="Egoscript_20_Function"><text:soft-page-break/></text:p>
      <text:p text:style-name="P23">IfReaffirmed</text:p>
      <text:p text:style-name="Egoscript_20_Lua_20_Definition">“<text:span text:style-name="T2">if( Reaffirmed() ) then</text:span>”</text:p>
      <text:p text:style-name="P16">This function proceeds if the character was damaged by its reaffirm damage type... <text:s/>Used to relight the torch...</text:p>
      <text:p text:style-name="P24">UnkeepAction</text:p>
      <text:p text:style-name="P15">“UnkeepAction()”</text:p>
      <text:p text:style-name="P16">This function undoes KeepAction</text:p>
      <text:p text:style-name="P23">IfTargetIsOnOtherTeam</text:p>
      <text:p text:style-name="Egoscript_20_Lua_20_Definition">“<text:span text:style-name="T2">if( TargetIsOnOtherTeam() ) then</text:span>”</text:p>
      <text:p text:style-name="P16">This function proceeds if the target is on another team</text:p>
      <text:p text:style-name="P23">IfTargetIsOnHatedTeam</text:p>
      <text:p text:style-name="Egoscript_20_Lua_20_Definition">“<text:span text:style-name="T2">if( TargetIsOnHatedTeam() ) then</text:span>”</text:p>
      <text:p text:style-name="P16">This function proceeds if the target is on an enemy team</text:p>
      <text:p text:style-name="P25">PressLatchButton</text:p>
      <text:p text:style-name="Egoscript_20_Lua_20_Definition"><text:span text:style-name="T1">“</text:span><text:span text:style-name="T4">PressLatchButton</text:span><text:span text:style-name="T1">( tmpargument = "latch bits" )”</text:span></text:p>
      <text:p text:style-name="P16">This function emulates joystick button presses</text:p>
      <text:p text:style-name="P24">SetTargetToTargetOfLeader</text:p>
      <text:p text:style-name="P15">“SetTargetToTargetOfLeader()”</text:p>
      <text:p text:style-name="P16">This function sets the character's target to the target of its leader, or it fails with no change if the leader is dead</text:p>
      <text:p text:style-name="P23">IfLeaderKilled</text:p>
      <text:p text:style-name="Egoscript_20_Lua_20_Definition">“<text:span text:style-name="T2">if( LeaderKilled() ) then</text:span>”</text:p>
      <text:p text:style-name="P16">This function proceeds if the team's leader died this update</text:p>
      <text:p text:style-name="P24">BecomeLeader</text:p>
      <text:p text:style-name="P15">“BecomeLeader()”</text:p>
      <text:p text:style-name="P16">This function makes the character the leader of the team</text:p>
      <text:p text:style-name="P24">ChangeTargetArmor</text:p>
      <text:p text:style-name="P15">“ChangeTargetArmor( tmpargument = "armor" )”</text:p>
      <text:p text:style-name="P16">This function sets the armor type of the target... <text:s/>Used for chests Sets tmpargument as the old type and tmpx as the new type</text:p>
      <text:p text:style-name="P24">GiveMoneyToTarget</text:p>
      <text:p text:style-name="P15">“GiveMoneyToTarget( tmpargument = "money" )”</text:p>
      <text:p text:style-name="P16">This function increases the target's money, while decreasing the character's own money. <text:s/>tmpargument is set to the amount transferred</text:p>
      <text:p text:style-name="P24">DropKeys</text:p>
      <text:p text:style-name="P15">“DropKeys()”</text:p>
      <text:p text:style-name="P16">This function drops all of the keys in the character's inventory. This does NOT drop keys in the character's hands.</text:p>
      <text:p text:style-name="Egoscript_20_Function"><text:soft-page-break/></text:p>
      <text:p text:style-name="P23">IfLeaderIsAlive</text:p>
      <text:p text:style-name="Egoscript_20_Lua_20_Definition">“<text:span text:style-name="T2">if( LeaderIsAlive() ) then</text:span>”</text:p>
      <text:p text:style-name="P16">This function proceeds if the team has a leader</text:p>
      <text:p text:style-name="P23">IfTargetIsOldTarget</text:p>
      <text:p text:style-name="Egoscript_20_Lua_20_Definition">“<text:span text:style-name="T2">if( self.taeget = self.old_target ) then</text:span>” -</text:p>
      <text:p text:style-name="P16">This function proceeds if the target is the same as it was last update</text:p>
      <text:p text:style-name="P24">SetTargetToLeader</text:p>
      <text:p text:style-name="P15">“SetTargetToLeader()”</text:p>
      <text:p text:style-name="P16">This function sets the target to the leader, proceeding if their is a valid leader for the character's team</text:p>
      <text:p text:style-name="P24">SpawnCharacter</text:p>
      <text:p text:style-name="P15">“SpawnCharacter( tmpx = "x", tmpy = "y", tmpturn = "turn", tmpdistance = "speed" )”</text:p>
      <text:p text:style-name="P16">This function spawns a character of the same type as the spawner... This function spawns a character, failing if x,y is invalid <text:s/>This is horribly complicated to use, so see ANIMATE.OBJ for an example tmpx and tmpy give the coodinates, tmpturn gives the new character's direction, and tmpdistance gives the new character's initial velocity</text:p>
      <text:p text:style-name="P24">RespawnCharacter</text:p>
      <text:p text:style-name="P15">Respawn(self)</text:p>
      <text:p text:style-name="P16">This function respawns the character at its starting location... Often used with the Clean functions</text:p>
      <text:p text:style-name="P24">ChangeTile</text:p>
      <text:p text:style-name="P15">“ChangeTile( tmpargument = "tile type")”</text:p>
      <text:p text:style-name="P16">This function changes the tile under the character to the new tile type, which is highly module dependent</text:p>
      <text:p text:style-name="P23">IfUsed</text:p>
      <text:p text:style-name="Egoscript_20_Lua_20_Definition">“<text:span text:style-name="T2">if( Used() ) then</text:span>”</text:p>
      <text:p text:style-name="P16">This function proceeds if the character was used by its holder or rider... Character's cannot be used if their reload time is greater than 0</text:p>
      <text:p text:style-name="P24">DropMoney</text:p>
      <text:p text:style-name="P15">“DropMoney( tmpargument = "money" )”</text:p>
      <text:p text:style-name="P16">This function drops a certain amount of money, if the character has that much</text:p>
      <text:p text:style-name="Egoscript_20_Function"><text:span text:style-name="T5">SetOldTarget</text:span>()</text:p>
      <text:p text:style-name="Egoscript_20_Lua_20_Definition">“self.old_target = self.target”</text:p>
      <text:p text:style-name="P16">This function sets the old target to the current target... <text:s/>To allow greater manipulations of the target</text:p>
      <text:p text:style-name="P24">DetachFromHolder</text:p>
      <text:p text:style-name="P15">“DetachFromHolder()”</text:p>
      <text:p text:style-name="P16">This function drops the character or makes it get off its mount Can be used to make slippery weapons, or to make certain characters incapable of wielding certain weapons... "A troll can't grab a torch"</text:p>
      <text:p text:style-name="Egoscript_20_Function"><text:soft-page-break/></text:p>
      <text:p text:style-name="P23">IfTargetHasVulnerabilityID</text:p>
      <text:p text:style-name="Egoscript_20_Lua_20_Definition">“<text:span text:style-name="T2">if( TargetHasVulnerabilityID( tmpargument = "vulnerability idsz" ) ) then</text:span>”</text:p>
      <text:p text:style-name="P16">This function proceeds if the target is vulnerable to the given IDSZ...</text:p>
      <text:p text:style-name="P24">CleanUp</text:p>
      <text:p text:style-name="P15">“CleanUp()”</text:p>
      <text:p text:style-name="P16">This function tells all the dead characters on the team to clean themselves up... <text:s/>Usually done by the boss creature every second or so</text:p>
      <text:p text:style-name="P23">IfCleanedUp</text:p>
      <text:p text:style-name="Egoscript_20_Lua_20_Definition">“<text:span text:style-name="T2">if( CleanedUp() ) then</text:span>”</text:p>
      <text:p text:style-name="P16">This function proceeds if the character is dead and if the boss told it to clean itself up</text:p>
      <text:p text:style-name="P23">IfSitting</text:p>
      <text:p text:style-name="Egoscript_20_Lua_20_Definition">“<text:span text:style-name="T2">if( Sitting() ) then</text:span>”</text:p>
      <text:p text:style-name="P16">This function proceeds if the character is riding a mount</text:p>
      <text:p text:style-name="P23">IfTargetIsHurt</text:p>
      <text:p text:style-name="Egoscript_20_Lua_20_Definition">“<text:span text:style-name="T2">if( TargetIsHurt() ) then</text:span>”</text:p>
      <text:p text:style-name="P16">This function passes only if the target is hurt and alive</text:p>
      <text:p text:style-name="P23">IfTargetIsAPlayer</text:p>
      <text:p text:style-name="Egoscript_20_Lua_20_Definition">“<text:span text:style-name="T2">if( TargetIsAPlayer() ) then</text:span>”</text:p>
      <text:p text:style-name="P16">This function proceeds if the target is controlled by a human ( may not be local ) </text:p>
      <text:p text:style-name="Egoscript_20_Function"/>
      <text:p text:style-name="P24">PlaySound</text:p>
      <text:p text:style-name="P15">“PlaySound( tmpargument = "sound" )”</text:p>
      <text:p text:style-name="P16">This function plays one of the character's sounds. The sound fades out depending on its distance from the viewer</text:p>
      <text:p text:style-name="P24">SpawnParticle</text:p>
      <text:p text:style-name="P15">“SpawnParticle(tmpargument = "particle", tmpdistance = "character vertex", tmpx = "offset x", tmpy = "offset y" )”</text:p>
      <text:p text:style-name="P16">This function spawns a particle, offset from the character's location</text:p>
      <text:p text:style-name="P23">IfTargetIsAlive</text:p>
      <text:p text:style-name="Egoscript_20_Lua_20_Definition">“<text:span text:style-name="T2">if( TargetIsAlive() ) then</text:span>”</text:p>
      <text:p text:style-name="P16">This function proceeds if the target is alive</text:p>
      <text:p text:style-name="P24">Stop</text:p>
      <text:p text:style-name="P15">“Stop(self)”</text:p>
      <text:p text:style-name="P16">This function sets the character's maximum acceleration to 0... <text:s/>Used along with Walk and Run and Sneak</text:p>
      <text:p text:style-name="Egoscript_20_Function"><text:soft-page-break/></text:p>
      <text:p text:style-name="P24">DisaffirmCharacter</text:p>
      <text:p text:style-name="P15">“DisaffirmCharacter()”</text:p>
      <text:p text:style-name="P16">This function removes all the attached particles from a character ( stuck arrows, flames, etc )</text:p>
      <text:p text:style-name="P24">ReaffirmCharacter</text:p>
      <text:p text:style-name="P15">“Reaffirm(self)”</text:p>
      <text:p text:style-name="P16">This function makes sure it has all of its reaffirmation particles attached to it. Used to make the torch light again</text:p>
      <text:p text:style-name="P23">IfTargetIsSelf</text:p>
      <text:p text:style-name="Egoscript_20_Lua_20_Definition">“<text:span text:style-name="T2">if( self.target = self ) then</text:span>”</text:p>
      <text:p text:style-name="P16">This function proceeds if the character is targeting itself</text:p>
      <text:p text:style-name="P23">IfTargetIsMale</text:p>
      <text:p text:style-name="Egoscript_20_Lua_20_Definition">“<text:span text:style-name="T2">if( IsMale(self.target) ) then</text:span>”</text:p>
      <text:p text:style-name="P16">This function proceeds only if the target is male</text:p>
      <text:p text:style-name="P23">IfTargetIsFemale</text:p>
      <text:p text:style-name="Egoscript_20_Lua_20_Definition">“<text:span text:style-name="T2">if( IsFemale(self.target) ) then</text:span>”</text:p>
      <text:p text:style-name="P16">This function proceeds if the target is female</text:p>
      <text:p text:style-name="Egoscript_20_Function"><text:span text:style-name="T5">SetTargetToSelf</text:span>()</text:p>
      <text:p text:style-name="P15">“self.target = self.index”</text:p>
      <text:p text:style-name="P16">This function sets the target to the character itself</text:p>
      <text:p text:style-name="P24">SetTargetToRider</text:p>
      <text:p text:style-name="P15">“SetTargetToRider()”</text:p>
      <text:p text:style-name="P16">This function sets the target to whoever is riding the character (left/only grip), failing if there is no rider</text:p>
      <text:p text:style-name="P24">GetAttackTurn</text:p>
      <text:p text:style-name="P15">“tmpturn = GetAttackTurn()”</text:p>
      <text:p text:style-name="P16">This function sets tmpturn to the direction from which the last attack came. Not particularly useful in most cases, but it could be.</text:p>
      <text:p text:style-name="P24">GetDamageType</text:p>
      <text:p text:style-name="P15">“tmpargument = GetDamageType()”</text:p>
      <text:p text:style-name="P16">This function sets tmpargument to the damage type of the last attack that hit the character</text:p>
      <text:p text:style-name="Egoscript_20_Function"><text:span text:style-name="T5">BecomeSpell</text:span> </text:p>
      <text:p text:style-name="P15">BecomeSpell()”</text:p>
      <text:p text:style-name="P16">This function turns a spellbook character into a spell based on its content. <text:s text:c="2"/></text:p>
      <text:p text:style-name="P16">TOO COMPLICATED TO EXPLAIN... <text:s/>SHOULDN'T EVER BE NEEDED BY YOU...</text:p>
      <text:p text:style-name="Egoscript_20_Function"><text:soft-page-break/></text:p>
      <text:p text:style-name="P24">BecomeSpellbook</text:p>
      <text:p text:style-name="P15">“BecomeSpellbook()”</text:p>
      <text:p text:style-name="P16">This function turns a spell character into a spellbook and sets the content accordingly. </text:p>
      <text:p text:style-name="P16">TOO COMPLICATED TO EXPLAIN. Just copy the spells that already exist, and don't change them too much</text:p>
      <text:p text:style-name="P23">IfScoredAHit</text:p>
      <text:p text:style-name="Egoscript_20_Lua_20_Definition">“<text:span text:style-name="T2">if( ScoredAHit() ) then</text:span>”</text:p>
      <text:p text:style-name="P16">This function proceeds if the character damaged another character this update... If it's a held character it also sets the target to whoever was hit</text:p>
      <text:p text:style-name="P23">IfDisaffirmed</text:p>
      <text:p text:style-name="Egoscript_20_Lua_20_Definition">“<text:span text:style-name="T2">if( Disaffirmed() ) then</text:span>”</text:p>
      <text:p text:style-name="P16">This function proceeds if the character was disaffirmed... This doesn't seem useful anymore...</text:p>
      <text:p text:style-name="P24">TranslateOrder</text:p>
      <text:p text:style-name="P15">“tmpx,tmpy,tmpargument = TranslateOrder()”</text:p>
      <text:p text:style-name="P16">This function translates a packed order into understandable values... See CreateOrder for more... <text:s/>This function sets tmpx, tmpy, tmpargument, and possibly sets the target ( which may not be good ) -</text:p>
      <text:p text:style-name="P24">SetTargetToWhoeverWasHit</text:p>
      <text:p text:style-name="P15">“SetTargetToWhoeverWasHit()”</text:p>
      <text:p text:style-name="P16">This function sets the target to whoever was hit by the character last</text:p>
      <text:p text:style-name="P24">SetTargetToWideEnemy</text:p>
      <text:p text:style-name="P15">“SetTargetToWideEnemy()”</text:p>
      <text:p text:style-name="P16">This function sets the target to an enemy in the vicinity around the character, failing if there are none</text:p>
      <text:p text:style-name="P23">IfChanged</text:p>
      <text:p text:style-name="Egoscript_20_Lua_20_Definition">“<text:span text:style-name="T2">if( Changed() ) then</text:span>”</text:p>
      <text:p text:style-name="P16">This function proceeds if the character has changed shape. Needed for morph spells and such</text:p>
      <text:p text:style-name="P23">IfInWater</text:p>
      <text:p text:style-name="Egoscript_20_Lua_20_Definition">“<text:span text:style-name="T2">if( InWater() ) then</text:span>”</text:p>
      <text:p text:style-name="P16">This function proceeds if the character has just entered into some water this update ( and the water is really water, not fog or another effect ) </text:p>
      <text:p text:style-name="P23">IfBored</text:p>
      <text:p text:style-name="Egoscript_20_Lua_20_Definition">“<text:span text:style-name="T2">if( Bored() ) then</text:span>”</text:p>
      <text:p text:style-name="P16">This function proceeds if the character has been standing idle too long</text:p>
      <text:p text:style-name="P23">IfTooMuchBaggage</text:p>
      <text:p text:style-name="Egoscript_20_Lua_20_Definition">“<text:span text:style-name="T2">if( TooMuchBaggage() ) then</text:span>”</text:p>
      <text:p text:style-name="P16">This function proceeds if the character tries to put an item in his/her pockets, but the character already has 6 items in the inventory. Used to tell the players what's going on.</text:p>
      <text:p text:style-name="Egoscript_20_Function"><text:soft-page-break/></text:p>
      <text:p text:style-name="P23">IfGrogged</text:p>
      <text:p text:style-name="Egoscript_20_Lua_20_Definition">“<text:span text:style-name="T2">if( Grogged() ) then</text:span>”</text:p>
      <text:p text:style-name="P16">This function proceeds if the character has been grogged (a type of confusion) this update</text:p>
      <text:p text:style-name="P23">IfDazed</text:p>
      <text:p text:style-name="Egoscript_20_Lua_20_Definition">“<text:span text:style-name="T2">if( Dazed() ) then</text:span>”</text:p>
      <text:p text:style-name="P16">This function proceeds if the character has been dazed (a type of confusion) this update</text:p>
      <text:p text:style-name="P23">IfTargetHasSpecialID</text:p>
      <text:p text:style-name="Egoscript_20_Lua_20_Definition">“<text:span text:style-name="T2">if( HasSpecialID( sefl.target, tmpargument = "special idsz" ) ) then</text:span>”</text:p>
      <text:p text:style-name="P16">This function proceeds if the character has a special IDSZ (in data.txt) </text:p>
      <text:p text:style-name="P24">PressTargetLatchButton</text:p>
      <text:p text:style-name="P15">“PressLatchButton( self.target, tmpargument = "latch bits" )”</text:p>
      <text:p text:style-name="P16">This function mimics joystick button presses for the target. For making items force their own usage and such</text:p>
      <text:p text:style-name="P23">IfInvisible</text:p>
      <text:p text:style-name="Egoscript_20_Lua_20_Definition">“<text:span text:style-name="T2">if( Invisible() ) then</text:span>”</text:p>
      <text:p text:style-name="P16">This function proceeds if the character is invisible</text:p>
      <text:p text:style-name="P23">IfArmorIs</text:p>
      <text:p text:style-name="Egoscript_20_Lua_20_Definition">“<text:span text:style-name="T2">if( ArmorIs( tmpargument = "skin" ) ) then</text:span>”</text:p>
      <text:p text:style-name="P16">This function proceeds if the character's skin type equals tmpargument</text:p>
      <text:p text:style-name="P24">GetTargetGrogTime </text:p>
      <text:p text:style-name="P15">“tmpargument = GetTargetGrogTime()”</text:p>
      <text:p text:style-name="P16">This function sets tmpargument to the number of updates before the character is ungrogged, proceeding if the number is greater than 0</text:p>
      <text:p text:style-name="P24">GetTargetDazeTime</text:p>
      <text:p text:style-name="P15">“tmpargument = GetTargetDazeTime()”</text:p>
      <text:p text:style-name="P16">This function sets tmpargument to the number of updates before the character is undazed, proceeding if the number is greater than 0</text:p>
      <text:p text:style-name="P24">SetDamageType</text:p>
      <text:p text:style-name="P15">“SetDamageType( tmpargument = "damage type" )”</text:p>
      <text:p text:style-name="P16">This function lets a weapon change the type of damage it inflicts</text:p>
      <text:p text:style-name="P24">SetWaterLevel </text:p>
      <text:p text:style-name="P15">“SetWaterLevel( tmpargument = "level" )”</text:p>
      <text:p text:style-name="P16">This function raises or lowers the water in the module</text:p>
      <text:p text:style-name="P24">EnchantTarget</text:p>
      <text:p text:style-name="P15">“Enchant(self.target)”</text:p>
      <text:p text:style-name="P16">This function enchants the target with the enchantment given in enchant.txt. Make sure you use SetOwnerToTarget before doing this.</text:p>
      <text:p text:style-name="Egoscript_20_Function"><text:soft-page-break/></text:p>
      <text:p text:style-name="P24">EnchantChild</text:p>
      <text:p text:style-name="P15">“Enchant(self.child)”</text:p>
      <text:p text:style-name="P16">This function enchants the last character spawned with the enchantment given in enchant.txt. Make sure you use SetOwnerToTarget before doing this.</text:p>
      <text:p text:style-name="P24">TeleportTarget</text:p>
      <text:p text:style-name="P15">Teleport( self.target, tmpx = "x", tmpy = "y" )</text:p>
      <text:p text:style-name="P16">This function teleports the target to the X, Y location, failing if the location is off the map or blocked</text:p>
      <text:p text:style-name="Egoscript_20_Function"><text:span text:style-name="T5">GiveExperienceToTarget</text:span> </text:p>
      <text:p text:style-name="P15">“GiveExperience( self.target, tmpargument = "amount", tmpdistance = "xptype" )”</text:p>
      <text:p text:style-name="P16">This function gives the target some experience, xptype from distance, amount from argument...</text:p>
      <text:p text:style-name="P24">IncreaseAmmo </text:p>
      <text:p text:style-name="Egoscript_20_Lua_20_Definition">IncreaseAmmo()</text:p>
      <text:p text:style-name="P16">This function increases the character's ammo by 1</text:p>
      <text:p text:style-name="P24">UnkurseTarget</text:p>
      <text:p text:style-name="Egoscript_20_Lua_20_Definition">Unkurse(self.target)</text:p>
      <text:p text:style-name="P16">This function unkurses the target</text:p>
      <text:p text:style-name="P24">GiveExperienceToTargetTeam</text:p>
      <text:p text:style-name="P15">“GiveExperienceToTeam( self.target, tmpargument = "amount", tmpdistance = "type" )”</text:p>
      <text:p text:style-name="P16">This function gives experience to everyone on the target's team</text:p>
      <text:p text:style-name="P23">IfUnarmed</text:p>
      <text:p text:style-name="Egoscript_20_Lua_20_Definition">“<text:span text:style-name="T2">if( Unarmed() ) then</text:span>”</text:p>
      <text:p text:style-name="P16">This function proceeds if the character is holding no items in hand.</text:p>
      <text:p text:style-name="P24">RestockTargetAmmoIDAll</text:p>
      <text:p text:style-name="Egoscript_20_Lua_20_Definition">RestockAmmoIDAll( self.target, tmpargument = "idsz" )</text:p>
      <text:p text:style-name="P16">This function restocks the ammo of all of the target's items, if those items have a matching parent or type IDSZ</text:p>
      <text:p text:style-name="P24">RestockTargetAmmoIDFirst</text:p>
      <text:p text:style-name="Egoscript_20_Lua_20_Definition">RestockAmmoIDFirst( self.target, tmpargument = "idsz" )</text:p>
      <text:p text:style-name="P16">This function restocks the ammo of the first item the character is holding, if the item matches the ID given ( parent or child type ) -</text:p>
      <text:p text:style-name="P24">FlashTarget</text:p>
      <text:p text:style-name="P15">“Flash(self.target)”</text:p>
      <text:p text:style-name="P16">This function makes the target flash</text:p>
      <text:p text:style-name="P24">SetRedShift</text:p>
      <text:p text:style-name="Egoscript_20_Lua_20_Definition">SetRedShift( tmpargument = "red darkening" )</text:p>
      <text:p text:style-name="P16">This function sets the character's red shift ( 0 - 3 ), higher values making the character less red and darker</text:p>
      <text:p text:style-name="Egoscript_20_Function"><text:soft-page-break/></text:p>
      <text:p text:style-name="P24">SetGreenShift</text:p>
      <text:p text:style-name="Egoscript_20_Lua_20_Definition">SetGreenShift( tmpargument = "green darkening" )</text:p>
      <text:p text:style-name="P16">This function sets the character's green shift ( 0 - 3 ), higher values making the character less red and darker</text:p>
      <text:p text:style-name="P24">SetBlueShift</text:p>
      <text:p text:style-name="Egoscript_20_Lua_20_Definition">SetBlueShift( tmpargument = "blue darkening" )</text:p>
      <text:p text:style-name="P16">This function sets the character's blue shift ( 0 - 3 ), higher values making the character less red and darker</text:p>
      <text:p text:style-name="P24">SetLight</text:p>
      <text:p text:style-name="Egoscript_20_Lua_20_Definition">SetLight( tmpargument = "lighness" )</text:p>
      <text:p text:style-name="P16">This function alters the character's transparency ( 0 - 254 ), = no transparency</text:p>
      <text:p text:style-name="P24">SetAlpha</text:p>
      <text:p text:style-name="Egoscript_20_Lua_20_Definition">SetAlpha( tmpargument = "alpha" )</text:p>
      <text:p text:style-name="P16">This function alters the character's transparency ( 0 - 255 ) , 255 = no transparency</text:p>
      <text:p text:style-name="P23">IfHitFromBehind</text:p>
      <text:p text:style-name="Egoscript_20_Lua_20_Definition">“if( HitFromBehind() ) then”</text:p>
      <text:p text:style-name="P16">This function proceeds if the last attack to the character came from behind</text:p>
      <text:p text:style-name="P23">IfHitFromFront</text:p>
      <text:p text:style-name="Egoscript_20_Lua_20_Definition">“<text:span text:style-name="T2">if( HitFromFront() ) then</text:span>”</text:p>
      <text:p text:style-name="P16">This function proceeds if the last attack to the character came from the front</text:p>
      <text:p text:style-name="Egoscript_20_Function"/>
      <text:p text:style-name="P23">IfHitFromLeft</text:p>
      <text:p text:style-name="Egoscript_20_Lua_20_Definition">“<text:span text:style-name="T2">if( HitFromLeft() ) then</text:span>”</text:p>
      <text:p text:style-name="P16">This function proceeds if the last attack to the character came from the left</text:p>
      <text:p text:style-name="P23">IfHitFromRight</text:p>
      <text:p text:style-name="Egoscript_20_Lua_20_Definition">“<text:span text:style-name="T2">if( HitFromRight() ) then</text:span>”</text:p>
      <text:p text:style-name="P16">This function proceeds if the last attack to the character came from the right</text:p>
      <text:p text:style-name="P23">IfTargetIsOnSameTeam</text:p>
      <text:p text:style-name="Egoscript_20_Lua_20_Definition">“<text:span text:style-name="T2">if( TargetIsOnSameTeam() ) then</text:span>”</text:p>
      <text:p text:style-name="P16">This function proceeds if the target is on the character's team</text:p>
      <text:p text:style-name="P24">KillTarget</text:p>
      <text:p text:style-name="Egoscript_20_Lua_20_Definition">Kill(self.target)</text:p>
      <text:p text:style-name="P16">This function kills the target</text:p>
      <text:p text:style-name="P24">UndoEnchant</text:p>
      <text:p text:style-name="Egoscript_20_Lua_20_Definition">UndoEnchant()</text:p>
      <text:p text:style-name="P16">This function removes the last enchantment spawned by the character, proceeding if an enchantment was removed</text:p>
      <text:p text:style-name="Egoscript_20_Function"><text:soft-page-break/></text:p>
      <text:p text:style-name="P24">GetWaterLevel </text:p>
      <text:p text:style-name="Egoscript_20_Lua_20_Definition">tmpargument = GetWaterLevel()</text:p>
      <text:p text:style-name="P16">This function sets tmpargument to the current douse level for the water * 10. A waterlevel in wawalight of 85 would set tmpargument to 850</text:p>
      <text:p text:style-name="P24">CostTargetMana</text:p>
      <text:p text:style-name="P15">“CostMana( self.target, tmpargument = "amount" )”</text:p>
      <text:p text:style-name="P16">This function costs the target a specific amount of mana, proceeding if the target was able to pay the price... <text:s/>The amounts are * 256</text:p>
      <text:p text:style-name="P23">IfTargetHasAnyID</text:p>
      <text:p text:style-name="Egoscript_20_Lua_20_Definition">“<text:span text:style-name="T2">if( TargetHasAnyID( tmpargument = "idsz" ) ) then</text:span>”</text:p>
      <text:p text:style-name="P16">This function proceeds if the target has any IDSZ that matches the given one</text:p>
      <text:p text:style-name="P24">SetBumpSize</text:p>
      <text:p text:style-name="Egoscript_20_Lua_20_Definition">SetBumpSize( tmpargument = "size" ) </text:p>
      <text:p text:style-name="P16">This function sets the how wide the character is</text:p>
      <text:p text:style-name="P23">IfNotDropped</text:p>
      <text:p text:style-name="Egoscript_20_Lua_20_Definition">“<text:span text:style-name="T2">if( NotDropped() ) then</text:span>”</text:p>
      <text:p text:style-name="P16">This function proceeds if the character is kursed and another character was holding it and tried to drop it</text:p>
      <text:p text:style-name="P23">IfYIsLessThanX</text:p>
      <text:p text:style-name="Egoscript_20_Lua_20_Definition">“<text:span text:style-name="T2">if( tmpy &lt; tmpx ) then</text:span>”</text:p>
      <text:p text:style-name="P16">This function proceeds if tmpy is less than tmpx</text:p>
      <text:p text:style-name="P24">SetFlyHeight</text:p>
      <text:p text:style-name="Egoscript_20_Lua_20_Definition">SetFlyHeight( tmpargument = "height" ) </text:p>
      <text:p text:style-name="P16">This function makes the character fly ( or fall to ground if 0 ) </text:p>
      <text:p text:style-name="P23">IfBlocked</text:p>
      <text:p text:style-name="Egoscript_20_Lua_20_Definition">“<text:span text:style-name="T2">if( Blocked() ) then</text:span>”</text:p>
      <text:p text:style-name="P16">This function proceeds if the character blocked the attack of another character this update</text:p>
      <text:p text:style-name="P23">IfTargetIsDefending</text:p>
      <text:p text:style-name="Egoscript_20_Lua_20_Definition">“<text:span text:style-name="T2">if( TargetIsDefending() ) then</text:span>”</text:p>
      <text:p text:style-name="P16">This function proceeds if the target is holding up a shield or similar defense</text:p>
      <text:p text:style-name="P23">IfTargetIsAttacking</text:p>
      <text:p text:style-name="Egoscript_20_Lua_20_Definition">“<text:span text:style-name="T2">if( TargetIsAttacking() ) then</text:span>”</text:p>
      <text:p text:style-name="P16">This function proceeds if the target is doing an attack action</text:p>
      <text:p text:style-name="Egoscript_20_Function"><text:soft-page-break/></text:p>
      <text:p text:style-name="Egoscript_20_Function"><text:span text:style-name="T5">IfStateIs0</text:span> </text:p>
      <text:p text:style-name="P15">“if( self.state = 0 ) then”</text:p>
      <text:p text:style-name="P24">IfStateIs1</text:p>
      <text:p text:style-name="P15">“if( self.state = 1 ) then”</text:p>
      <text:p text:style-name="P24">IfStateIs2</text:p>
      <text:p text:style-name="P15">“if( self.state = 2 ) then”</text:p>
      <text:p text:style-name="P24">IfStateIs3</text:p>
      <text:p text:style-name="P15">“if( self.state = 3 ) then”</text:p>
      <text:p text:style-name="P24">IfStateIs4</text:p>
      <text:p text:style-name="P15">“if( self.state = 4 ) then”</text:p>
      <text:p text:style-name="P24">IfStateIs5</text:p>
      <text:p text:style-name="P15">“if( self.state = 5 ) then”</text:p>
      <text:p text:style-name="P24">IfStateIs6</text:p>
      <text:p text:style-name="P15">“if( self.state = 6 ) then”</text:p>
      <text:p text:style-name="Egoscript_20_Function"><text:span text:style-name="T5">IfStateIs7</text:span> <text:line-break/><text:span text:style-name="T1">“if( self.state = 7 ) then”</text:span></text:p>
      <text:p text:style-name="P23">IfContentIs</text:p>
      <text:p text:style-name="Egoscript_20_Lua_20_Definition">“<text:span text:style-name="T2">if( self.content = tmpargument ) then</text:span>”</text:p>
      <text:p text:style-name="P16">This function proceeds if the content matches tmpargument</text:p>
      <text:p text:style-name="P24">SetTurnModeToWatchTarget</text:p>
      <text:p text:style-name="P15">“SetTurnModeToWatchTarget()”</text:p>
      <text:p text:style-name="P16">This function makes the character face its target, no matter what direction it is moving in... <text:s/>Undo this with set_TurnModeToVelocity</text:p>
      <text:p text:style-name="P23">IfStateIsNot</text:p>
      <text:p text:style-name="Egoscript_20_Lua_20_Definition">“<text:span text:style-name="T2">if( StateIsNot( tmpargument = "test" ) ) then</text:span>”</text:p>
      <text:p text:style-name="P16">This function proceeds if the character's state does not equal tmpargument</text:p>
      <text:p text:style-name="P23">IfXIsEqualToY</text:p>
      <text:p text:style-name="P22">“if( self.x = self.y ) then”</text:p>
      <text:p text:style-name="P16">These functions proceed if tmpx and tmpy are the same</text:p>
      <text:p text:style-name="P24">DebugMessage</text:p>
      <text:p text:style-name="Egoscript_20_Lua_20_Definition">DebugMessage()</text:p>
      <text:p text:style-name="P16">This function spits out some useful numbers</text:p>
      <text:p text:style-name="P24">BlackTarget</text:p>
      <text:p text:style-name="Egoscript_20_Lua_20_Definition">Black(self.target) </text:p>
      <text:p text:style-name="P16">The opposite of FlashTarget, causing the target to turn black</text:p>
      <text:p text:style-name="P24">SendMessageNear</text:p>
      <text:p text:style-name="Egoscript_20_Lua_20_Definition">SendMessageNear( tmpargument = "message" )</text:p>
      <text:p text:style-name="P16">This function sends a message if the camera is in the nearby area</text:p>
      <text:p text:style-name="Egoscript_20_Function"><text:soft-page-break/></text:p>
      <text:p text:style-name="P23">IfHitGround</text:p>
      <text:p text:style-name="Egoscript_20_Lua_20_Definition">“<text:span text:style-name="T2">if( HitGround() ) then</text:span>”</text:p>
      <text:p text:style-name="P16">This function proceeds if a character hit the ground this update... Used to determine when to play the sound for a dropped item</text:p>
      <text:p text:style-name="P23">IfNameIsKnown</text:p>
      <text:p text:style-name="Egoscript_20_Lua_20_Definition">“<text:span text:style-name="T2">if( NameIsKnown() ) then</text:span>”</text:p>
      <text:p text:style-name="P16">This function proceeds if the character's name is known</text:p>
      <text:p text:style-name="P23">IfUsageIsKnown</text:p>
      <text:p text:style-name="Egoscript_20_Lua_20_Definition">“<text:span text:style-name="T2">if( UsageIsKnown() ) then</text:span>”</text:p>
      <text:p text:style-name="P16">This function proceeds if the character's usage is known</text:p>
      <text:p text:style-name="P23">IfHoldingItemID</text:p>
      <text:p text:style-name="Egoscript_20_Lua_20_Definition">“<text:span text:style-name="T2">if( HoldingItemID( tmpargument = "idsz" ) ) then</text:span>”</text:p>
      <text:p text:style-name="P16">This function proceeds if the character is holding a specified item in hand, setting tmpargument to the latch button to press to use it</text:p>
      <text:p text:style-name="P23">IfHoldingRangedWeapon</text:p>
      <text:p text:style-name="Egoscript_20_Lua_20_Definition">“<text:span text:style-name="T2">if( HoldingRangedWeapon() ) then</text:span>”</text:p>
      <text:p text:style-name="P16">This function passes if the character is holding a ranged weapon, returning the latch to press to use it. <text:s/>This also checks ammo/ammoknown.</text:p>
      <text:p text:style-name="P23">IfHoldingMeleeWeapon</text:p>
      <text:p text:style-name="Egoscript_20_Lua_20_Definition">“<text:span text:style-name="T2">if( HoldingMeleeWeapon() ) then</text:span>”</text:p>
      <text:p text:style-name="P16">This function proceeds if the character is holding a specified item in hand, setting tmpargument to the latch button to press to use it</text:p>
      <text:p text:style-name="P23">IfHoldingShield</text:p>
      <text:p text:style-name="Egoscript_20_Lua_20_Definition">“<text:span text:style-name="T2">if( HoldingShield() ) then</text:span>”</text:p>
      <text:p text:style-name="P16">This function proceeds if the character is holding a specified item in hand, setting tmpargument to the latch button to press to use it. The button will need to be held down.</text:p>
      <text:p text:style-name="P23">IfKursed</text:p>
      <text:p text:style-name="Egoscript_20_Lua_20_Definition">“<text:span text:style-name="T2">if( Kursed() ) then</text:span>”</text:p>
      <text:p text:style-name="P16">This function proceeds if the character is kursed</text:p>
      <text:p text:style-name="P23">IfTargetIsKursed</text:p>
      <text:p text:style-name="Egoscript_20_Lua_20_Definition">“<text:span text:style-name="T2">if( IsKursed(self.target) ) then</text:span>”</text:p>
      <text:p text:style-name="P16">This function proceeds if the target is kursed</text:p>
      <text:p text:style-name="P23">IfTargetIsDressedUp</text:p>
      <text:p text:style-name="Egoscript_20_Lua_20_Definition">“<text:span text:style-name="T2">if( IsDressedUp(self.target) ) then</text:span>”</text:p>
      <text:p text:style-name="P16">This function proceeds if the target is dressed in fancy clothes</text:p>
      <text:p text:style-name="Egoscript_20_Function"><text:soft-page-break/></text:p>
      <text:p text:style-name="P23">IfOverWater</text:p>
      <text:p text:style-name="Egoscript_20_Lua_20_Definition">“<text:span text:style-name="T2">if( OverWater() ) then</text:span>”</text:p>
      <text:p text:style-name="P16">This function proceeds if the character is on a water tile</text:p>
      <text:p text:style-name="P23">IfThrown</text:p>
      <text:p text:style-name="Egoscript_20_Lua_20_Definition">“<text:span text:style-name="T2">if( Thrown() ) then</text:span>”</text:p>
      <text:p text:style-name="P16">This function proceeds if the character was thrown this update.</text:p>
      <text:p text:style-name="P24">MakeNameKnown</text:p>
      <text:p text:style-name="Egoscript_20_Lua_20_Definition">MakeNameKnown()</text:p>
      <text:p text:style-name="P16">This function makes the name of the character known, for identifying weapons and spells and such</text:p>
      <text:p text:style-name="P24">MakeUsageKnown</text:p>
      <text:p text:style-name="Egoscript_20_Lua_20_Definition">MakeUsageKnown()</text:p>
      <text:p text:style-name="P16">This function makes the usage known for this type of object For XP gains from using an unknown potion or such</text:p>
      <text:p text:style-name="P24">StopTargetMovement</text:p>
      <text:p text:style-name="P15">“Stop(self.target)”</text:p>
      <text:p text:style-name="P16">This function makes the target stop moving temporarily Sets the target's x and y velocities to 0, and sets the z velocity to 0 if the character is moving upwards. This is a special function for the IronBall object</text:p>
      <text:p text:style-name="P24">SetXY</text:p>
      <text:p text:style-name="Egoscript_20_Lua_20_Definition">SetXY( tmpargument = "index", tmpx = "x", tmpy = "y" )</text:p>
      <text:p text:style-name="P16">This function sets one of the 8 permanent storage variable slots ( each of which holds an x,y pair ) -</text:p>
      <text:p text:style-name="P24">GetXY</text:p>
      <text:p text:style-name="Egoscript_20_Lua_20_Definition">tmpx,tmpy = GetXY( tmpargument = "index" )</text:p>
      <text:p text:style-name="P16">This function reads one of the 8 permanent storage variable slots, setting tmpx and tmpy accordingly</text:p>
      <text:p text:style-name="P24">AddXY</text:p>
      <text:p text:style-name="Egoscript_20_Lua_20_Definition">tmpx,tmpy = AddXY( tmpargument = "index", tmpx = "x", tmpy = "y" )</text:p>
      <text:p text:style-name="P16">This function alters the contents of one of the 8 permanent storage slots</text:p>
      <text:p text:style-name="P24">MakeAmmoKnown</text:p>
      <text:p text:style-name="Egoscript_20_Lua_20_Definition">MakeAmmoKnown()</text:p>
      <text:p text:style-name="P16">This function makes the character's ammo known ( for items ) </text:p>
      <text:p text:style-name="P24">SpawnAttachedParticle</text:p>
      <text:p text:style-name="P15">SpawnAttachedParticle( tmpargument = "particle", tmpdistance = "vertex" )</text:p>
      <text:p text:style-name="P16">This function spawns a particle attached to the character</text:p>
      <text:p text:style-name="P24">SpawnExactParticle</text:p>
      <text:p text:style-name="P15">SpawnExactParticle( tmpargument = "particle", tmpx = "x", tmpy = "y", tmpdistance = "z" )</text:p>
      <text:p text:style-name="P16">This function spawns a particle at a specific x, y, z position</text:p>
      <text:p text:style-name="Egoscript_20_Function"><text:soft-page-break/></text:p>
      <text:p text:style-name="P24">AccelerateTarget</text:p>
      <text:p text:style-name="P15">AccelerateTarget( tmpx = "acc x", tmpy = "acc y" )</text:p>
      <text:p text:style-name="P16">This function changes the x and y speeds of the target</text:p>
      <text:p text:style-name="P23">IfdistanceIsMoreThanTurn</text:p>
      <text:p text:style-name="P22">“if( tmpdistance &gt; tmpturn ) then”</text:p>
      <text:p text:style-name="P16">This function proceeds tmpdistance is greater than tmpturn</text:p>
      <text:p text:style-name="P23">IfCrushed</text:p>
      <text:p text:style-name="Egoscript_20_Lua_20_Definition">“<text:span text:style-name="T2">if( Crushed() ) then</text:span>”</text:p>
      <text:p text:style-name="P16">This function proceeds if the character was crushed in a passage this update...</text:p>
      <text:p text:style-name="P24">MakeCrushValid</text:p>
      <text:p text:style-name="Egoscript_20_Lua_20_Definition">MakeCrushValid()</text:p>
      <text:p text:style-name="P16">This function makes a character able to be crushed by closing doors and such</text:p>
      <text:p text:style-name="P24">SetTargetToLowestTarget</text:p>
      <text:p text:style-name="Egoscript_20_Lua_20_Definition">SetTargetToLowestTarget()</text:p>
      <text:p text:style-name="P16">This function sets the target to the absolute bottom character. The holder of the target, or the holder of the holder of the target, or the holder of the holder of ther holder of the target, etc.</text:p>
      <text:p text:style-name="P23">IfNotPutAway</text:p>
      <text:p text:style-name="Egoscript_20_Lua_20_Definition">“if( NotPutAway() ) then”</text:p>
      <text:p text:style-name="P16">This function proceeds if the character couldn't be put into another character's pockets for some reason. It might be kursed or too big or something</text:p>
      <text:p text:style-name="P23">IfTakenOut</text:p>
      <text:p text:style-name="Egoscript_20_Lua_20_Definition">“<text:span text:style-name="T2">if( TakenOut() ) then</text:span>”</text:p>
      <text:p text:style-name="P16">This function proceeds if the character is equiped in another's inventory, and the holder tried to unequip it ( take it out of pack ), but the item was kursed and didn't cooperate</text:p>
      <text:p text:style-name="P23">IfAmmoOut</text:p>
      <text:p text:style-name="Egoscript_20_Lua_20_Definition">“<text:span text:style-name="T2">if( AmmoOut() ) then</text:span>”</text:p>
      <text:p text:style-name="P16">This function proceeds if the character itself has no ammo left. This is for crossbows and such, not archers.</text:p>
      <text:p text:style-name="P24">PlaySoundLooped</text:p>
      <text:p text:style-name="Egoscript_20_Lua_20_Definition">PlaySoundLooped( tmpargument = "sound", tmpdistance = "frequency" )</text:p>
      <text:p text:style-name="P16">This function starts playing a continuous sound</text:p>
      <text:p text:style-name="P24">StopSound</text:p>
      <text:p text:style-name="P15">StopSound( tmpargument = "sound" )</text:p>
      <text:p text:style-name="P16">This function stops the playing of a continuous sound!</text:p>
      <text:p text:style-name="P24">HealSelf</text:p>
      <text:p text:style-name="Egoscript_20_Lua_20_Definition">HealSelf()</text:p>
      <text:p text:style-name="P16">This function gives life back to the character. Values given as * 256 This does NOT remove [HEAL] enchants ( poisons )</text:p>
      <text:p text:style-name="Egoscript_20_Function"><text:soft-page-break/></text:p>
      <text:p text:style-name="P24">Equip</text:p>
      <text:p text:style-name="P15">Equip()</text:p>
      <text:p text:style-name="P16">This function flags the character as being equipped. This is used by equipment items when they are placed in the inventory</text:p>
      <text:p text:style-name="P23">IfTargetHasItemIDEquipped</text:p>
      <text:p text:style-name="Egoscript_20_Lua_20_Definition">“<text:span text:style-name="T2">if( HasItemIDEquipped( self.target, tmpargument = "item idsz" ) ) then</text:span>”</text:p>
      <text:p text:style-name="P16">This function proceeds if the target already wearing a matching item</text:p>
      <text:p text:style-name="P24">SetTurnModeToWatchTarget</text:p>
      <text:p text:style-name="P15">“SetTurnModeToWatchTarget()”</text:p>
      <text:p text:style-name="P16">This function must be called before enchanting anything. The owner is the character that pays the sustain costs and such for the enchantment</text:p>
      <text:p text:style-name="P24">SetTargetToOwner</text:p>
      <text:p text:style-name="P15">“self.target = self.owner”</text:p>
      <text:p text:style-name="P16">This function sets the target to whoever was previously declared as the owner.</text:p>
      <text:p text:style-name="P24">SetFrame</text:p>
      <text:p text:style-name="Egoscript_20_Lua_20_Definition">SetFrame( tmpargument = "frame" )</text:p>
      <text:p text:style-name="P16">This function sets the current .MD2 frame for the character... <text:s/>Values are * 4</text:p>
      <text:p text:style-name="P24">BreakPassage</text:p>
      <text:p text:style-name="P15">“BreakPassage( tmpargument = "passage", tmpturn = "tile type", tmpdistance = "number of frames", tmpx = "animate ?", tmpy = "tile fx bits" )”</text:p>
      <text:p text:style-name="P16">This function makes the tiles fall away ( turns into damage terrain ). This function causes the tiles of a passage to increment if stepped on. tmpx and tmpy are both set to the location of whoever broke the tile if the function passed...</text:p>
      <text:p text:style-name="P24">SetReloadTime</text:p>
      <text:p text:style-name="P15">SetReloadTime( tmpargument = "time" )</text:p>
      <text:p text:style-name="P16">This function stops a character from being used for a while... <text:s/>Used by weapons to slow down their attack rate... <text:s/>50 clicks per second...</text:p>
      <text:p text:style-name="P24">SetTargetToWideBlahID</text:p>
      <text:p text:style-name="P15">SetTargetToWideBlahID( tmpargument = "idsz", tmpdistance = "blah bits" )</text:p>
      <text:p text:style-name="P16">This function sets the target to a character that matches the description, and who is located in the general vicinity of the character</text:p>
      <text:p text:style-name="P24">PoofTarget</text:p>
      <text:p text:style-name="Egoscript_20_Lua_20_Definition">“Poof(self.target)”</text:p>
      <text:p text:style-name="P16">This function removes the target from the game, failing if the target is a player</text:p>
      <text:p text:style-name="P24">ChildDoActionOverride</text:p>
      <text:p text:style-name="Egoscript_20_Lua_20_Definition">DoActionOverride( self.child, tmpargument = action )</text:p>
      <text:p text:style-name="P16">This function lets a character set the action of the last character it spawned. <text:s/>It also sets the current frame to the first frame of the action ( no interpolation from last frame ).</text:p>
      <text:p text:style-name="P24"><text:soft-page-break/>SpawnPoof</text:p>
      <text:p text:style-name="P15">“SpawnPoof ()”</text:p>
      <text:p text:style-name="P16">This function makes a poof at the character's location. The poof form and particle types are set in data.txt</text:p>
      <text:p text:style-name="P24">SetSpeedPercent</text:p>
      <text:p text:style-name="Egoscript_20_Lua_20_Definition">SetSpeedPercent( tmpargument = "percent" )</text:p>
      <text:p text:style-name="P16">This function acts like Run or Walk, except it allows the explicit setting of the speed</text:p>
      <text:p text:style-name="P24">SetChildState</text:p>
      <text:p text:style-name="Egoscript_20_Lua_20_Definition">“self.child.state = tmpargument”</text:p>
      <text:p text:style-name="P16">This function lets a character set the state of the last character it spawned</text:p>
      <text:p text:style-name="P24">SpawnAttachedSizedParticle</text:p>
      <text:p text:style-name="Egoscript_20_Lua_20_Definition">SpawnAttachedSizedParticle( tmpargument = "particle", tmpdistance = "vertex", tmpturn = "size" )</text:p>
      <text:p text:style-name="P16">This function spawns a particle of the specific size attached to the character. For spell charging effects</text:p>
      <text:p text:style-name="P24">ChangeArmor</text:p>
      <text:p text:style-name="Egoscript_20_Lua_20_Definition">ChangeArmor( tmpargument = "time" )</text:p>
      <text:p text:style-name="P16">This function changes the character's armor. Sets tmpargument as the old type and tmpx as the new type</text:p>
      <text:p text:style-name="P24">ShowTimer</text:p>
      <text:p text:style-name="Egoscript_20_Lua_20_Definition">ShowTimer( tmpargument = "time" )</text:p>
      <text:p text:style-name="P16">This function sets the value displayed by the module timer... For races and such... <text:s/>50 clicks per second</text:p>
      <text:p text:style-name="P23">IfFacingTarget</text:p>
      <text:p text:style-name="Egoscript_20_Lua_20_Definition">“<text:span text:style-name="T2">if( FacingTarget() ) then</text:span>”</text:p>
      <text:p text:style-name="P16">This function proceeds if the character is more or less facing its target</text:p>
      <text:p text:style-name="P24">PlaySoundVolume</text:p>
      <text:p text:style-name="Egoscript_20_Lua_20_Definition">PlaySoundVolume( argument = "sound", distance = "volume" )</text:p>
      <text:p text:style-name="P16">This function sets the volume of a sound and plays it</text:p>
      <text:p text:style-name="P24">SpawnAttachedFacedParticle</text:p>
      <text:p text:style-name="Egoscript_20_Lua_20_Definition">SpawnAttachedFacedParticle( <text:s/>tmpargument = "particle", tmpdistance = "vertex", tmpturn = "turn" )</text:p>
      <text:p text:style-name="P16">This function spawns a particle attached to the character, facing the same direction given by tmpturn</text:p>
      <text:p text:style-name="P23">IfStateIsOdd</text:p>
      <text:p text:style-name="Egoscript_20_Lua_20_Definition">“if( StateIsOdd() ) then”</text:p>
      <text:p text:style-name="P16">This function proceeds if the character's state is 1, 3, 5, 7, etc.</text:p>
      <text:p text:style-name="P24">SetTargetToDistantEnemy</text:p>
      <text:p text:style-name="Egoscript_20_Lua_20_Definition">SetTargetToDistantEnemy( tmpdistance = "distance" ) </text:p>
      <text:p text:style-name="P16">This function finds a character within a certain distance of the character, failing if there are none</text:p>
      <text:p text:style-name="P24">Teleport</text:p>
      <text:p text:style-name="P15">“Teleport( self, tmpx = "x", tmpy = "y" )”</text:p>
      <text:p text:style-name="P16">This function teleports the character to a new location, failing if the location is blocked or off the map</text:p>
      <text:p text:style-name="P25"><text:soft-page-break/>GiveStrengthToTarget</text:p>
      <text:p text:style-name="P15">“GiveStrength(self.target)”</text:p>
      <text:p text:style-name="P16">Permanently boost the target's strength</text:p>
      <text:p text:style-name="P24">GiveWisdomToTarget</text:p>
      <text:p text:style-name="P15">“GiveWisdom(self.target)”</text:p>
      <text:p text:style-name="P16">Permanently boost the target's wisdom</text:p>
      <text:p text:style-name="P24">GiveIntelligenceToTarget</text:p>
      <text:p text:style-name="P15">“GiveIntelligence(self.target)”</text:p>
      <text:p text:style-name="P16">Permanently boost the target's intelligence</text:p>
      <text:p text:style-name="P24">GiveDexterityToTarget</text:p>
      <text:p text:style-name="P15">“GiveDexterity(self.target)”</text:p>
      <text:p text:style-name="P16">Permanently boost the target's dexterity</text:p>
      <text:p text:style-name="P24">GiveLifeToTarget</text:p>
      <text:p text:style-name="P15">“GiveLife(self.target)”</text:p>
      <text:p text:style-name="P16">Permanently boost the target's life</text:p>
      <text:p text:style-name="P24">GiveManaToTarget</text:p>
      <text:p text:style-name="P15">“GiveMana(self.target)”</text:p>
      <text:p text:style-name="P16">Permanently boost the target's mana</text:p>
      <text:p text:style-name="P24">ShowMap</text:p>
      <text:p text:style-name="P15">“ShowMap()”</text:p>
      <text:p text:style-name="P16">This function shows the module's map. Fails if map already visible</text:p>
      <text:p text:style-name="P24">ShowYouAreHere</text:p>
      <text:p text:style-name="Egoscript_20_Lua_20_Definition">ShowYouAreHere()</text:p>
      <text:p text:style-name="P16">This function shows the blinking white blip on the map that represents the camera location</text:p>
      <text:p text:style-name="Egoscript_20_Function"/>
      <text:p text:style-name="P24">ShowBlipXY</text:p>
      <text:p text:style-name="P15">ShowBlipXY( tmpx = "x", tmpy = "y", tmpargument = "color" )</text:p>
      <text:p text:style-name="P16">This function draws a blip on the map, and must be done each update</text:p>
      <text:p text:style-name="P24">HealTarget </text:p>
      <text:p text:style-name="P15">HealOther( self.target, tmpargument = "amount" )”</text:p>
      <text:p text:style-name="P16">This function gives some life back to the target. Values are * 256 Any enchantments that are removed by [HEAL], like poison, go away</text:p>
      <text:p text:style-name="P24">PumpTarget</text:p>
      <text:p text:style-name="P15">“Pump( self.target, tmpargument = "amount" )”</text:p>
      <text:p text:style-name="P16">This function gives some mana back to the target. Values are * 256</text:p>
      <text:p text:style-name="P24"><text:soft-page-break/>CostAmmo</text:p>
      <text:p text:style-name="P15">CostAmmo()</text:p>
      <text:p text:style-name="P16">This function costs the character 1 point of ammo</text:p>
      <text:p text:style-name="P24">MakeSimilarNamesKnown</text:p>
      <text:p text:style-name="P15">MakeSimilarNamesKnown()</text:p>
      <text:p text:style-name="P16">This function makes the names of similar objects known. Checks all 6 IDSZ types to make sure they match.</text:p>
      <text:p text:style-name="P24">SpawnAttachedHolderParticle</text:p>
      <text:p text:style-name="P15">SpawnAttachedHolderParticle( tmpargument = "particle", tmpdistance = "vertex" )</text:p>
      <text:p text:style-name="P16">This function spawns a particle attached to the character's holder, or to the character if no holder</text:p>
      <text:p text:style-name="P24">SetTargetReloadTime</text:p>
      <text:p text:style-name="P15">“SetReloadTime( self.target, tmpargument = "time" )”</text:p>
      <text:p text:style-name="P16">This function sets the target's reload time This function stops the target from attacking for a while.</text:p>
      <text:p text:style-name="P24">SetFogLevel</text:p>
      <text:p text:style-name="Egoscript_20_Lua_20_Definition">SetFogLevel( tmpargument = "level" )</text:p>
      <text:p text:style-name="P16">This function sets the level of the module's fog. Values are * 10 </text:p>
      <text:p text:style-name="P16">NOTE: Fog has been disabled</text:p>
      <text:p text:style-name="Egoscript_20_Function"/>
      <text:p text:style-name="P24">GetFogLevel </text:p>
      <text:p text:style-name="Egoscript_20_Lua_20_Definition">tmpargument = GetFogLevel()</text:p>
      <text:p text:style-name="Egoscript_20_Function_20_Definition">This function sets tmpargument to the level of the module's fog... Values are * 10</text:p>
      <text:p text:style-name="P23">SetFogTAD</text:p>
      <text:p text:style-name="Egoscript_20_Lua_20_Definition">“SetFogColor( self.turn, self.argument, self.distance)”</text:p>
      <text:p text:style-name="P16">This function sets the color of the module's fog. TAD stands for &lt;turn, argument, distance&gt; == &lt;red, green, blue&gt;. Makes sense, huh? </text:p>
      <text:p text:style-name="P16">NOTE: Fog has been disabled</text:p>
      <text:p text:style-name="P24">SetFogBottomLevel</text:p>
      <text:p text:style-name="Egoscript_20_Lua_20_Definition">SetFogBottomLevel( tmpargument = "level" )</text:p>
      <text:p text:style-name="P16">This function sets the level of the module's fog. Values are * 10 <text:s/>float fTmp;</text:p>
      <text:p text:style-name="P16">NOTE: Fog has been disabled</text:p>
      <text:p text:style-name="P24">CorrectActionForHand</text:p>
      <text:p text:style-name="P15">CorrectActionForHand( tmpargument = "action" )</text:p>
      <text:p text:style-name="P16">This function changes tmpargument according to which hand the character is held in It turns ZA into ZA, ZB, ZC, or ZD... </text:p>
      <text:p text:style-name="P16">USAGE: <text:s/>wizards casting spells</text:p>
      <text:p text:style-name="P23"><text:soft-page-break/>IfTargetIsMounted</text:p>
      <text:p text:style-name="Egoscript_20_Lua_20_Definition">“<text:span text:style-name="T2">if( IsMounted(self.target) ) then</text:span>”</text:p>
      <text:p text:style-name="P16">This function proceeds if the target is riding a mount</text:p>
      <text:p text:style-name="P24">SparkleIcon</text:p>
      <text:p text:style-name="P15">SparkleIcon( tmpargument = "color" )</text:p>
      <text:p text:style-name="P16">This function starts little sparklies going around the character's icon</text:p>
      <text:p text:style-name="P24">UnsparkleIcon</text:p>
      <text:p text:style-name="P15">UnsparkleIcon()</text:p>
      <text:p text:style-name="P16">This function stops little sparklies going around the character's icon</text:p>
      <text:p text:style-name="P24">GetTileXY</text:p>
      <text:p text:style-name="Egoscript_20_Lua_20_Definition">“tmpargument = GetTileXY( tmpx = "x", tmpy = "y" )”</text:p>
      <text:p text:style-name="P16">This function sets tmpargument to the tile type at the specified coordinates</text:p>
      <text:p text:style-name="Egoscript_20_Function"/>
      <text:p text:style-name="P24">SetShadowSize</text:p>
      <text:p text:style-name="P15">“SetShadowSize( tmpargument = "size" )”</text:p>
      <text:p text:style-name="P16">This function makes the character's shadow bigger or smaller</text:p>
      <text:p text:style-name="P24">OrderTarget </text:p>
      <text:p text:style-name="Egoscript_20_Lua_20_Definition"><text:span text:style-name="T3">“</text:span><text:span text:style-name="T1">IssueOrder( self.target, tmpargument = "order" )”</text:span></text:p>
      <text:p text:style-name="P16">This function issues an order to the given target Be careful in using this, always checking IDSZ first</text:p>
      <text:p text:style-name="P24">SetTargetToWhoeverIsInPassage</text:p>
      <text:p text:style-name="Egoscript_20_Lua_20_Definition">SetTargetToWhoeverIsInPassage()</text:p>
      <text:p text:style-name="P16">This function sets the target to whoever is blocking the given passage This function lets passage rectangles be used as event triggers</text:p>
      <text:p text:style-name="P23">IfCharacterWasABookk</text:p>
      <text:p text:style-name="Egoscript_20_Lua_20_Definition">“<text:span text:style-name="T2">if( CharacterWasABook() ) then</text:span>”</text:p>
      <text:p text:style-name="P16">This function proceeds if the base model is the same as the current model or if the base model is SPELLBOOK</text:p>
      <text:p text:style-name="P16">USAGE: USED BY THE MORPH SPELL. Not much use elsewhere</text:p>
      <text:p text:style-name="P24">SetEnchantBoostValues</text:p>
      <text:p text:style-name="Egoscript_20_Lua_20_Definition">SetEnchantBoostValues( tmpargument = "owner mana regen", tmpdistance = "owner life regen", tmpx = "target mana regen", tmpy = "target life regen" )</text:p>
      <text:p text:style-name="P16">This function sets the mana and life drains for the last enchantment spawned by this character. Values are * 256</text:p>
      <text:p text:style-name="Egoscript_20_Function">SpawnCharacterXYZ</text:p>
      <text:p text:style-name="P15">SpawnCharacterXYZ( tmpx = "x", tmpy = "y", tmpdistance = "z", tmpturn = "turn" ) </text:p>
      <text:p text:style-name="P16">This function spawns a character at a specific location, using a specific model type, failing if x,y,z is invalid <text:s/></text:p>
      <text:p text:style-name="P16">NOTE: DON'T USE THIS FOR EXPORTABLE ITEMS OR CHARACTERS, AS THE MODEL SLOTS MAY VARY FROM MODULE TO MODULE...</text:p>
      <text:p text:style-name="P24"><text:soft-page-break/>ChangeTargetClass</text:p>
      <text:p text:style-name="P15">ChangeClass( self.target, tmpargument = "slot" )</text:p>
      <text:p text:style-name="P16">This function changes the target character's model slot. <text:s/></text:p>
      <text:p text:style-name="P16">NOTE: DON'T USE THIS FOR EXPORTABLE ITEMS OR CHARACTERS, AS THE MODEL SLOTS MAY VARY FROM MODULE TO MODULE. USAGE: This is intended as a way to incorporate more player classes into the game...</text:p>
      <text:p text:style-name="Egoscript_20_Function"/>
      <text:p text:style-name="P24">PlayFullSound</text:p>
      <text:p text:style-name="Egoscript_20_Lua_20_Definition">PlayFullSound( tmpargument = "sound", tmpdistance = "frequency" )</text:p>
      <text:p text:style-name="P16">This function plays one of the character's sounds... <text:s/>The sound will be heard at full volume by all players</text:p>
      <text:p text:style-name="P24">SpawnExactChaseParticle</text:p>
      <text:p text:style-name="P15">SpawnExactChaseParticle( tmpargument = "particle", tmpx = "x", tmpy = "y", tmpdistance = "z" )</text:p>
      <text:p text:style-name="P16">This function spawns a particle at a specific x, y, z position, that will home in on the character's target</text:p>
      <text:p text:style-name="P24">CreateOrder </text:p>
      <text:p text:style-name="Egoscript_20_Lua_20_Definition">tmpargument = CreateOrder( tmpx = "value1", tmpy = "value2", tmpargument = "order" )</text:p>
      <text:p text:style-name="P16">This function compresses tmpx, tmpy, tmpargument ( 0 - 15 ), and the character's target into tmpargument... <text:s/>This new tmpargument can then be issued as an order to teammates... <text:s/>TranslateOrder will undo the compression</text:p>
      <text:p text:style-name="P24">OrderSpecialID</text:p>
      <text:p text:style-name="Egoscript_20_Lua_20_Definition">OrderSpecialID( tmpargument = "compressed order", tmpdistance = "idsz" )</text:p>
      <text:p text:style-name="P16">This function orders all characters with the given special IDSZ... Note that the IDSZ is set in tmpdistance...</text:p>
      <text:p text:style-name="P24">UnkurseTargetInventory</text:p>
      <text:p text:style-name="P15">“UnkurseInventory(self.target)”</text:p>
      <text:p text:style-name="P16">This function unkurses all items held and in the pockets of the target</text:p>
      <text:p text:style-name="P23">IfTargetIsSneaking</text:p>
      <text:p text:style-name="Egoscript_20_Lua_20_Definition">“<text:span text:style-name="T2">if( TargetIsSneaking() ) then</text:span>” -</text:p>
      <text:p text:style-name="P16">This function proceeds if the target is doing ACTION_WA or ACTION_DA</text:p>
      <text:p text:style-name="P24">DropItems</text:p>
      <text:p text:style-name="Egoscript_20_Lua_20_Definition">DropItems()</text:p>
      <text:p text:style-name="P16">This function drops all of the items the character is holding</text:p>
      <text:p text:style-name="P24">RespawnTarget</text:p>
      <text:p text:style-name="P15">“Respawn(self.target)”</text:p>
      <text:p text:style-name="P16">This function respawns the target at its current location</text:p>
      <text:p text:style-name="Egoscript_20_Function"/>
      <text:p text:style-name="P24">TargetDoActionSetFrame</text:p>
      <text:p text:style-name="P15">“DoActionSetFrame( self.target, tmpargument = "action" )”</text:p>
      <text:p text:style-name="P16">This function starts the target doing the given action, and also sets the starting frame to the first of the animation ( so there is no interpolation 'cause it looks awful in some circumstances ) It will fail if the <text:soft-page-break/>action is invalid</text:p>
      <text:p text:style-name="P23">IfTargetCanSeeInvisible</text:p>
      <text:p text:style-name="Egoscript_20_Lua_20_Definition">“<text:span text:style-name="T2">if( CanSeeInvisible(self.target) ) then</text:span>”</text:p>
      <text:p text:style-name="P16">This function proceeds if the target can see invisible</text:p>
      <text:p text:style-name="P24">SetTargetToNearestBlahID</text:p>
      <text:p text:style-name="Egoscript_20_Lua_20_Definition">SetTargetToNearestBlahID( tmpargument = "idsz", tmpdistance = "blah bits" )</text:p>
      <text:p text:style-name="P16">This function finds the NEAREST ( exact ) character that fits the given parameters, failing if it finds none <text:s/></text:p>
      <text:p text:style-name="P24">SetTargetToNearestEnemy</text:p>
      <text:p text:style-name="Egoscript_20_Lua_20_Definition">SetTargetToNearestEnemy()</text:p>
      <text:p text:style-name="P16">This function finds the NEAREST ( exact ) enemy, failing if it finds none</text:p>
      <text:p text:style-name="P24">SetTargetToNearestFriend</text:p>
      <text:p text:style-name="Egoscript_20_Lua_20_Definition">SetTargetToNearestFriend()</text:p>
      <text:p text:style-name="P16">This function finds the NEAREST ( exact ) friend, failing if it finds none</text:p>
      <text:p text:style-name="P24">SetTargetToNearestLifeform</text:p>
      <text:p text:style-name="Egoscript_20_Lua_20_Definition">SetTargetToNearestLifeform()</text:p>
      <text:p text:style-name="P16">This function finds the NEAREST ( exact ) friend or enemy, failing if it finds none</text:p>
      <text:p text:style-name="P24">FlashPassage</text:p>
      <text:p text:style-name="Egoscript_20_Lua_20_Definition">FlashPassage( tmpargument = "passage", tmpdistance = "color" )</text:p>
      <text:p text:style-name="P16">This function makes the given passage fully lit. Usage: For debug purposes</text:p>
      <text:p text:style-name="P24">FindTileInPassage</text:p>
      <text:p text:style-name="P15">“tmpx, tmpy = FindTileInPassage( tmpargument = "passage", tmpdistance = "tile type", tmpx, tmpy )”</text:p>
      <text:p text:style-name="P16">This function finds all tiles of the specified type that lie within the given passage. <text:s/>Call multiple times to find multiple tiles. <text:s/>tmpx and tmpy will be set to the middle of the found tile if one is found, or both will be set to 0 if no tile is found. tmpx and tmpy are required and set on return</text:p>
      <text:p text:style-name="P23">IfHeldInLeftHand</text:p>
      <text:p text:style-name="Egoscript_20_Lua_20_Definition">“<text:span text:style-name="T2">if( HeldInLeftHand() ) then</text:span>”</text:p>
      <text:p text:style-name="P16">This function passes if another character is holding the character in its left hand. Usage: Used mostly by enchants that target the item of the other hand</text:p>
      <text:p text:style-name="P24">NotAnItem </text:p>
      <text:p text:style-name="Egoscript_20_Lua_20_Definition">NotAnItem() </text:p>
      <text:p text:style-name="P16">This function makes the character a non-item character. </text:p>
      <text:p text:style-name="P16">Usage: Used for spells that summon creatures</text:p>
      <text:p text:style-name="P24">SetChildAmmo</text:p>
      <text:p text:style-name="P15">“SetAmmo( self.child, tmpargument = "none" )”</text:p>
      <text:p text:style-name="P16">This function sets the ammo of the last character spawned by this character</text:p>
      <text:p text:style-name="P23"><text:soft-page-break/>IfHitVulnerable</text:p>
      <text:p text:style-name="Egoscript_20_Lua_20_Definition">“<text:span text:style-name="T2">if( HitVulnerable() ) then</text:span>”</text:p>
      <text:p text:style-name="P16">This function proceeds if the character was hit by a weapon of its vulnerability IDSZ. For example, a werewolf gets hit by a [SILV] bullet.</text:p>
      <text:p text:style-name="P23">IfTargetIsFlying</text:p>
      <text:p text:style-name="Egoscript_20_Lua_20_Definition">“<text:span text:style-name="T2">if( TargetIsFlying() ) then</text:span>”</text:p>
      <text:p text:style-name="P16">This function proceeds if the character target is flying</text:p>
      <text:p text:style-name="P24">IdentifyTarget</text:p>
      <text:p text:style-name="P15">“Identify(self.target)”</text:p>
      <text:p text:style-name="P16">This function reveals the target's name, ammo, and usage Proceeds if the target was unknown</text:p>
      <text:p text:style-name="P24">BeatModule</text:p>
      <text:p text:style-name="Egoscript_20_Lua_20_Definition">BeatModule()</text:p>
      <text:p text:style-name="P16">This function displays the Module Ended message</text:p>
      <text:p text:style-name="Egoscript_20_Function"><text:s/><text:span text:style-name="T5">EndModule</text:span></text:p>
      <text:p text:style-name="Egoscript_20_Lua_20_Definition">EndModule()</text:p>
      <text:p text:style-name="P16">This function presses the Escape key</text:p>
      <text:p text:style-name="P24">DisableExport</text:p>
      <text:p text:style-name="Egoscript_20_Lua_20_Definition">DisableExport()</text:p>
      <text:p text:style-name="P16">This function turns export off</text:p>
      <text:p text:style-name="P24">EnableExport</text:p>
      <text:p text:style-name="Egoscript_20_Lua_20_Definition">EnableExport()</text:p>
      <text:p text:style-name="P16">This function turns export on</text:p>
      <text:p text:style-name="P24">GetTargetState</text:p>
      <text:p text:style-name="P15">“tmpargument = GetTargetState()” = <text:s/>“tmpargument = sefl.target.state”</text:p>
      <text:p text:style-name="P16">This function sets tmpargument to the state of the target</text:p>
      <text:p text:style-name="P24">GetTargetContent </text:p>
      <text:p text:style-name="P15">“tmpargument = GetTargetContent() “ = <text:s/>“tmpargument = sefl.target.content”</text:p>
      <text:p text:style-name="P16">This sets tmpargument to the current Target's content value</text:p>
      <text:p text:style-name="P24">ClearEndMessage</text:p>
      <text:p text:style-name="Egoscript_20_Lua_20_Definition">ClearEndMessage()</text:p>
      <text:p text:style-name="P16">This function empties the end-module text buffer</text:p>
      <text:p text:style-name="P24">AddEndMessage </text:p>
      <text:p text:style-name="Egoscript_20_Lua_20_Definition">AddEndMessage( tmpargument = "message" )</text:p>
      <text:p text:style-name="P16">This function appends a message to the end-module text buffer</text:p>
      <text:p text:style-name="P24">SetMusicPassage</text:p>
      <text:p text:style-name="Egoscript_20_Lua_20_Definition">SetMusicPassage( tmpargument = "passage", tmpturn = "type", tmpdistance = "repetitions" )</text:p>
      <text:p text:style-name="P16">This function makes the given passage play music if a player enters it tmpargument is the passage to set and tmpdistance is the music track to play...</text:p>
      <text:p text:style-name="P24"><text:soft-page-break/>MakeCrushInvalid</text:p>
      <text:p text:style-name="Egoscript_20_Lua_20_Definition">MakeCrushInvalid()</text:p>
      <text:p text:style-name="P16">This function makes doors unable to close on this object</text:p>
      <text:p text:style-name="P24">StopMusic</text:p>
      <text:p text:style-name="Egoscript_20_Lua_20_Definition">StopMusic()</text:p>
      <text:p text:style-name="P16">This function stops the interactive music</text:p>
      <text:p text:style-name="P24">FlashVariable</text:p>
      <text:p text:style-name="Egoscript_20_Lua_20_Definition">FlashVariable( tmpargument = "amount" )</text:p>
      <text:p text:style-name="P16">This function makes the character flash according to tmpargument</text:p>
      <text:p text:style-name="P24">AccelerateUp</text:p>
      <text:p text:style-name="Egoscript_20_Lua_20_Definition">AccelerateUp( tmpargument = "acc z" )</text:p>
      <text:p text:style-name="P16">This function makes the character accelerate up and down</text:p>
      <text:p text:style-name="P24">FlashVariableHeight</text:p>
      <text:p text:style-name="Egoscript_20_Lua_20_Definition">FlashVariableHeight( tmpturn = "intensity bottom", tmpx = "bottom", tmpdistance = "intensity top", tmpy = "top")</text:p>
      <text:p text:style-name="P16">This function makes the character flash, feet one color, head another...</text:p>
      <text:p text:style-name="P24">SetDamageTime</text:p>
      <text:p text:style-name="Egoscript_20_Lua_20_Definition">SetDamageTime( tmpargument = "time" ) -</text:p>
      <text:p text:style-name="P16">This function makes the character invincible for a little while</text:p>
      <text:p text:style-name="P24">IfStateIs8</text:p>
      <text:p text:style-name="P15">“if( self.state = 8 ) then”</text:p>
      <text:p text:style-name="Egoscript_20_Function"><text:span text:style-name="T5">IfStateIs9</text:span> </text:p>
      <text:p text:style-name="P15">“if( self.state = 9 ) then”</text:p>
      <text:p text:style-name="P24">IfStateIs10</text:p>
      <text:p text:style-name="P15">“if( self.state = 10 ) then”</text:p>
      <text:p text:style-name="P24">IfStateIs11</text:p>
      <text:p text:style-name="P15">“if( self.state = 11 ) then”</text:p>
      <text:p text:style-name="P24">IfStateIs12</text:p>
      <text:p text:style-name="P15">“if( self.state = 12 ) then”</text:p>
      <text:p text:style-name="P24">IfStateIs13</text:p>
      <text:p text:style-name="P15">“if( self.state = 13 ) then”</text:p>
      <text:p text:style-name="Egoscript_20_Function"><text:span text:style-name="T5">IfStateIs14</text:span> </text:p>
      <text:p text:style-name="P15">“if( self.state = 14 ) then”</text:p>
      <text:p text:style-name="Egoscript_20_Function"><text:span text:style-name="T5">IfStateIs15</text:span> </text:p>
      <text:p text:style-name="P15">“if( self.state = 15 ) then”</text:p>
      <text:p text:style-name="Egoscript_20_Function"/>
      <text:p text:style-name="P23">IfTargetIsAMount</text:p>
      <text:p text:style-name="Egoscript_20_Lua_20_Definition">“<text:span text:style-name="T2">if( IsAMount(self.target) ) then</text:span>”</text:p>
      <text:p text:style-name="P16">This function passes if the Target is a mountable character</text:p>
      <text:p text:style-name="P23"><text:soft-page-break/>IfTargetIsAPlatform</text:p>
      <text:p text:style-name="Egoscript_20_Lua_20_Definition">“<text:span text:style-name="T2">if( IsAPlatform(self.target) ) then</text:span>”</text:p>
      <text:p text:style-name="P16">This function passes if the Target is a platform character</text:p>
      <text:p text:style-name="P24">AddStat</text:p>
      <text:p text:style-name="Egoscript_20_Lua_20_Definition">AddStat()</text:p>
      <text:p text:style-name="P16">This function turns on an NPC's status display</text:p>
      <text:p text:style-name="P24">DisenchantTarget </text:p>
      <text:p text:style-name="P15">Disenchant(self.target)”</text:p>
      <text:p text:style-name="P16">This function removes all enchantments on the Target character, proceeding if there were any, failing if not</text:p>
      <text:p text:style-name="P24">DisenchantAll</text:p>
      <text:p text:style-name="Egoscript_20_Lua_20_Definition">DisenchantAll()</text:p>
      <text:p text:style-name="P16">This function removes all enchantments in the game</text:p>
      <text:p text:style-name="P24">SetVolumeNearestTeammate</text:p>
      <text:p text:style-name="Egoscript_20_Lua_20_Definition">SetVolumeNearestTeammate( tmpargument = "sound", tmpdistance = "distance" )</text:p>
      <text:p text:style-name="P16">This function lets insects buzz correctly... <text:s/>The closest Team member is used to determine the overall sound level.</text:p>
      <text:p text:style-name="P24">AddShopPassage</text:p>
      <text:p text:style-name="Egoscript_20_Lua_20_Definition">AddShopPassage( tmpargument = "passage" )</text:p>
      <text:p text:style-name="P16">This function makes a passage behave as a shop area, as long as the character is alive.</text:p>
      <text:p text:style-name="P24">TargetPayForArmor</text:p>
      <text:p text:style-name="P15">“tmpx, tmpy = PayForArmor( self.target, tmpargument = "skin" )”</text:p>
      <text:p text:style-name="P16">This function costs the Target the appropriate amount of money for the given armor type. <text:s/>Passes if the character has enough, and fails if not. Does trade-in bonus automatically. <text:s/>tmpy is always set to cost of requested skin tmpx is set to amount needed after trade-in ( 0 for pass ). </text:p>
      <text:p text:style-name="Egoscript_20_Function"/>
      <text:p text:style-name="P24">JoinEvilTeam</text:p>
      <text:p text:style-name="Egoscript_20_Lua_20_Definition">JoinEvilTeam()</text:p>
      <text:p text:style-name="P16">This function adds the character to the evil Team.</text:p>
      <text:p text:style-name="P24">JoinNullTeam</text:p>
      <text:p text:style-name="Egoscript_20_Lua_20_Definition">JoinNullTeam()</text:p>
      <text:p text:style-name="P16">This function adds the character to the null Team.</text:p>
      <text:p text:style-name="P24">JoinGoodTeam</text:p>
      <text:p text:style-name="Egoscript_20_Lua_20_Definition">JoinGoodTeam()</text:p>
      <text:p text:style-name="P16">This function adds the character to the good Team.</text:p>
      <text:p text:style-name="P24">PitsKill</text:p>
      <text:p text:style-name="Egoscript_20_Lua_20_Definition">PitsKill()</text:p>
      <text:p text:style-name="P16">This function activates pit deaths for when characters fall below a certain altitude...</text:p>
      <text:p text:style-name="P24"><text:soft-page-break/>SetTargetToPassageID</text:p>
      <text:p text:style-name="Egoscript_20_Lua_20_Definition">SetTargetToPassageID( tmpargument = "passage", tmpdistance = "idsz" )</text:p>
      <text:p text:style-name="P16">This function finds a character who is both in the passage and who has an item with the given IDSZ</text:p>
      <text:p text:style-name="P24">MakeNameUnknown</text:p>
      <text:p text:style-name="Egoscript_20_Lua_20_Definition">MakeNameUnknown()</text:p>
      <text:p text:style-name="P16">This function makes the name of an item/character unknown. Usage: Use if you have subspawning of creatures from a book...</text:p>
      <text:p text:style-name="P24">SpawnExactParticleEndSpawn</text:p>
      <text:p text:style-name="Egoscript_20_Lua_20_Definition">SpawnExactParticleEndSpawn( tmpargument = "particle", tmpturn = "state", tmpx = "x", tmpy = "y", tmpdistance = "z" )</text:p>
      <text:p text:style-name="P16">This function spawns a particle at a specific x, y, z position. When the particle ends, a character is spawned at its final location. The character is the same type of whatever spawned the particle.</text:p>
      <text:p text:style-name="P24">SpawnPoofSpeedSpacingDamage</text:p>
      <text:p text:style-name="Egoscript_20_Lua_20_Definition">SpawnPoofSpeedSpacingDamage( tmpx = "xy speed", tmpy = "xy spacing", tmpargument = "damage" )</text:p>
      <text:p text:style-name="P16">This function makes a lovely little poof at the character's location, adjusting the xy speed and spacing and the base damage first Temporarily adjust the values for the particle type</text:p>
      <text:p text:style-name="P24">GiveExperienceToGoodTeam</text:p>
      <text:p text:style-name="Egoscript_20_Lua_20_Definition">GiveExperienceToGoodTeam( <text:s/>tmpargument = "amount", tmpdistance = "type" )</text:p>
      <text:p text:style-name="P16">This function gives experience to everyone on the G Team</text:p>
      <text:p text:style-name="P24">DoNothing</text:p>
      <text:p text:style-name="P16">This function does nothing Use this for debugging or in combination with a Else function</text:p>
      <text:p text:style-name="P24">GrogTarget</text:p>
      <text:p text:style-name="Egoscript_20_Lua_20_Definition">Grog( self.target, tmpargument = "amount" )</text:p>
      <text:p text:style-name="P16">This function grogs the Target for a duration equal to tmpargument</text:p>
      <text:p text:style-name="P24">DazeTarget</text:p>
      <text:p text:style-name="Egoscript_20_Lua_20_Definition">Daze( self.target, tmpargument = "amount" )</text:p>
      <text:p text:style-name="P16">This function dazes the Target for a duration equal to tmpargument</text:p>
      <text:p text:style-name="P24">EnableRespawn</text:p>
      <text:p text:style-name="Egoscript_20_Lua_20_Definition"><text:span text:style-name="T5">E</text:span>nableRespawn()</text:p>
      <text:p text:style-name="P16">This function turns respawn with JUMP button on</text:p>
      <text:p text:style-name="P24">DisableRespawn</text:p>
      <text:p text:style-name="Egoscript_20_Lua_20_Definition">DisableRespawn()</text:p>
      <text:p text:style-name="P16">This function turns respawn with JUMP button off</text:p>
      <text:p text:style-name="Egoscript_20_Function"><text:span text:style-name="T6">IfHolderBlocked</text:span> </text:p>
      <text:p text:style-name="Egoscript_20_Lua_20_Definition">“<text:span text:style-name="T2">if( HolderBlocked() ) then</text:span>”</text:p>
      <text:p text:style-name="P16">This function passes if the holder blocked an attack</text:p>
      <text:p text:style-name="P23"><text:soft-page-break/>IfTargetHasNotFullMana</text:p>
      <text:p text:style-name="Egoscript_20_Lua_20_Definition">“<text:span text:style-name="T2">if( TargetHasNotFullMana() ) then</text:span>”</text:p>
      <text:p text:style-name="P16">This function passes only if the Target is not at max mana and alive</text:p>
      <text:p text:style-name="P24">EnableListenSkill</text:p>
      <text:p text:style-name="Egoscript_20_Lua_20_Definition">EnableListenSkill()</text:p>
      <text:p text:style-name="P16">This function increases sound play range by 25%</text:p>
      <text:p text:style-name="P24">SetTargetToLastItemUsed</text:p>
      <text:p text:style-name="Egoscript_20_Lua_20_Definition">SetTargetToLastItemUsed()</text:p>
      <text:p text:style-name="P16">This sets the Target to the last item the character used</text:p>
      <text:p text:style-name="P24">FollowLink</text:p>
      <text:p text:style-name="Egoscript_20_Lua_20_Definition">FollowLink( tmpargument = "index of next module name" )</text:p>
      <text:p text:style-name="P16">Skips to the next module!</text:p>
      <text:p text:style-name="P23">IfOperatorIsLinux</text:p>
      <text:p text:style-name="Egoscript_20_Lua_20_Definition">“<text:span text:style-name="T2">if( OperatorIsLinux() ) then</text:span>”</text:p>
      <text:p text:style-name="P16">Proceeds if running on linux</text:p>
      <text:p text:style-name="P23">IfTargetIsAWeapon</text:p>
      <text:p text:style-name="Egoscript_20_Lua_20_Definition">“<text:span text:style-name="T2">if( IsAWeapon(self.target) ) then</text:span>”</text:p>
      <text:p text:style-name="P16">Proceeds if the AI Target Is a melee or ranged weapon</text:p>
      <text:p text:style-name="P23">IfSomeoneIsStealing</text:p>
      <text:p text:style-name="Egoscript_20_Lua_20_Definition">“<text:span text:style-name="T2">if( SomeoneIsStealing() ) then</text:span>”</text:p>
      <text:p text:style-name="P16">This function passes if someone stolen from it's shop</text:p>
      <text:p text:style-name="P23">IfTargetIsASpell</text:p>
      <text:p text:style-name="Egoscript_20_Lua_20_Definition">“<text:span text:style-name="T2">if( IsASpell(self.target) ) then</text:span>”</text:p>
      <text:p text:style-name="P16">Proceeds if the AI Target has any particle with the [IDAM] or [WDAM] expansion</text:p>
      <text:p text:style-name="P23">IfBackstabbed</text:p>
      <text:p text:style-name="Egoscript_20_Lua_20_Definition">“<text:span text:style-name="T2">if( Backstabbed() ) then</text:span>”</text:p>
      <text:p text:style-name="P16">Proceeds if HitFromBehind, target has [DISA] skill and damage dealt is physical automatically fails if character has code of conduct</text:p>
      <text:p text:style-name="Egoscript_20_Function"><text:span text:style-name="T5">GetTargetDamageType</text:span> </text:p>
      <text:p text:style-name="P15">“tmpargument = GetDamageType(self.target)”</text:p>
      <text:p text:style-name="P16">This function gets the last type of damage for the Target</text:p>
      <text:p text:style-name="P24">AddQuest</text:p>
      <text:p text:style-name="Egoscript_20_Lua_20_Definition">AddQuest( tmpargument = "quest idsz" ) </text:p>
      <text:p text:style-name="P16">This function adds a quest idsz set in tmpargument into the Targets quest.txt</text:p>
      <text:p text:style-name="P23">IfBeatQuestAllPlayers</text:p>
      <text:p text:style-name="Egoscript_20_Lua_20_Definition">“<text:span text:style-name="T2">if( BeatQuestAllPlayers() ) then</text:span>”</text:p>
      <text:p text:style-name="P16">This function marks a IDSZ in the targets quest.txt as beaten</text:p>
      <text:p text:style-name="P23"><text:soft-page-break/>IfTargetHasQuest</text:p>
      <text:p text:style-name="Egoscript_20_Lua_20_Definition">“<text:span text:style-name="T2">if( tmpdistance = HasQuest( self.target, tmpargument = "quest idsz ) ) then</text:span>”</text:p>
      <text:p text:style-name="P16">This function proceeds if the Target has the unfinIshed quest specIfied in tmpargument and sets tmpdistance to the Quest Level of the specIfied quest.</text:p>
      <text:p text:style-name="P24">SetQuestLevel</text:p>
      <text:p text:style-name="Egoscript_20_Lua_20_Definition">SetQuestLevel( tmpargument = "idsz", distance = "adjustment" )</text:p>
      <text:p text:style-name="P16">This function modIfies the quest level for a specIfic quest IDSZ tmpargument specIfies quest idsz and tmpdistance the adjustment (which may be negative) -</text:p>
      <text:p text:style-name="P24">AddQuestAllPlayers</text:p>
      <text:p text:style-name="Egoscript_20_Lua_20_Definition">AddQuestAllPlayers( tmpargument = "quest idsz" )</text:p>
      <text:p text:style-name="P16">This function adds a quest idsz set in tmpargument into all local player's quest logs The quest level Is set to tmpdistance if the level Is not already higher or QUEST_BEATEN</text:p>
      <text:p text:style-name="P24">AddBlipAllEnemies</text:p>
      <text:p text:style-name="Egoscript_20_Lua_20_Definition">AddBlipAllEnemies()</text:p>
      <text:p text:style-name="P16">show all enemies on the minimap who match the IDSZ given in tmpargument it show only the enemies of the AI Target</text:p>
      <text:p text:style-name="P24">PitsFall</text:p>
      <text:p text:style-name="Egoscript_20_Lua_20_Definition">PitsFall( tmpx = "teleprt x", tmpy = "teleprt y", tmpdistance = "teleprt z" )</text:p>
      <text:p text:style-name="P16">This function activates pit teleportation...</text:p>
      <text:p text:style-name="P23">IfTargetIsOwner</text:p>
      <text:p text:style-name="Egoscript_20_Lua_20_Definition">“<text:span text:style-name="T2">if( self.target == self.owner ) then</text:span>”</text:p>
      <text:p text:style-name="P16">This function proceeds only if the Target is the character's owner</text:p>
      <text:p text:style-name="P24">SpawnAttachedCharacter</text:p>
      <text:p text:style-name="Egoscript_20_Lua_20_Definition">SpawnAttachedCharacter( tmpargument = "profile", tmpx = "x", tmpy = "y", tmpdistance = "z" )</text:p>
      <text:p text:style-name="P16">This function spawns a character defined in tmpargument to the characters AI target using the slot specified in tmpdistance (ATK_LEFT, ATK_RIGHT or INVENTORY). Fails if the inventory or grip specified is full or already in use. <text:s/></text:p>
      <text:p text:style-name="P16">NOTE: DON'T USE THIS FOR EXPORTABLE ITEMS OR CHARACTERS, AS THE MODEL SLOTS MAY VARY FROM MODULE TO MODULE...</text:p>
      <text:p text:style-name="Egoscript_20_Function">End</text:p>
      <text:p text:style-name="P16">This Is the last function in a script</text:p>
      <text:p text:style-name="P24">TakePicture</text:p>
      <text:p text:style-name="Egoscript_20_Lua_20_Definition">TakePicture()</text:p>
      <text:p text:style-name="P16">This function proceeds only if the screenshot was successful</text:p>
      <text:p text:style-name="P24">SetSpeech</text:p>
      <text:p text:style-name="Egoscript_20_Lua_20_Definition">SetSpeech( tmpargument = "sound" )</text:p>
      <text:p text:style-name="P16">This function sets all of the RTS speech registers to tmpargument</text:p>
      <text:p text:style-name="P24"><text:soft-page-break/>SetMoveSpeech</text:p>
      <text:p text:style-name="Egoscript_20_Lua_20_Definition">SetMoveSpeech( tmpargument = "sound" )</text:p>
      <text:p text:style-name="P16">This function sets the RTS move speech register to tmpargument</text:p>
      <text:p text:style-name="P24">SetSecondMoveSpeech</text:p>
      <text:p text:style-name="Egoscript_20_Lua_20_Definition">SetSecondMoveSpeech( tmpargument = "sound" )</text:p>
      <text:p text:style-name="P16">This function sets the RTS movealt speech register to tmpargument</text:p>
      <text:p text:style-name="P24">SetAttacksSpeech</text:p>
      <text:p text:style-name="Egoscript_20_Lua_20_Definition">SetAttacksSpeech( tmpargument = "sound" )</text:p>
      <text:p text:style-name="P16">This function sets the RTS attack speech register to tmpargument</text:p>
      <text:p text:style-name="P24">SetAssistSpeech</text:p>
      <text:p text:style-name="Egoscript_20_Lua_20_Definition">SetAssistSpeech( tmpargument = "sound" )</text:p>
      <text:p text:style-name="P16">This function sets the RTS assist speech register to tmpargument</text:p>
      <text:p text:style-name="P24">SetTerrainSpeech</text:p>
      <text:p text:style-name="Egoscript_20_Lua_20_Definition">SetTerrainSpeech( tmpargument = "sound" )</text:p>
      <text:p text:style-name="P16">This function sets the RTS terrain speech register to tmpargument</text:p>
      <text:p text:style-name="P24">SetSelectSpeech</text:p>
      <text:p text:style-name="Egoscript_20_Lua_20_Definition">SetSelectSpeech( tmpargument = "sound" )</text:p>
      <text:p text:style-name="P16">This function sets the RTS select speech register to tmpargument</text:p>
      <text:p text:style-name="Egoscript_20_Function"/>
      <text:p text:style-name="P23">IfOperatorIsMacintosh</text:p>
      <text:p text:style-name="Egoscript_20_Lua_20_Definition">“<text:span text:style-name="T2">if( OperatorIsMacintosh() ) then</text:span>”</text:p>
      <text:p text:style-name="P16">Proceeds if the current running OS is mac</text:p>
      <text:p text:style-name="P23">IfModuleHasIDSZ</text:p>
      <text:p text:style-name="Egoscript_20_Lua_20_Definition">“<text:span text:style-name="T2">if( ModuleHasIDSZ( tmpargument = "message number with module name", tmpdistance = "idsz" ) ) then</text:span>”</text:p>
      <text:p text:style-name="P16">Proceeds if the specified module has the required IDSZ specified in tmpdistance The module folder name to be checked is a string from message.txt</text:p>
      <text:p text:style-name="P24">MorphToTarget</text:p>
      <text:p text:style-name="Egoscript_20_Lua_20_Definition">MorphTo(self.target)</text:p>
      <text:p text:style-name="P16">This morphs the character into the target Also set size and keeps the previous AI type</text:p>
      <text:p text:style-name="P24">GiveManaFlowToTarget</text:p>
      <text:p text:style-name="P15">“GiveManaFlow(self.target)”</text:p>
      <text:p text:style-name="P16">Permanently boost the target's mana flow</text:p>
      <text:p text:style-name="P24">GiveManaReturnToTarget</text:p>
      <text:p text:style-name="Egoscript_20_Lua_20_Definition">“GiveManaReturn(self.target)”</text:p>
      <text:p text:style-name="P16">Permanently boost the target's mana return</text:p>
      <text:p text:style-name="P24"><text:soft-page-break/>SetMoney</text:p>
      <text:p text:style-name="P15">“SetMoney( tmpargument = “amount” )”</text:p>
      <text:p text:style-name="P16">Permanently sets the money for the character to tmpargument</text:p>
      <text:p text:style-name="P23">IfTargetCanSeeKurses</text:p>
      <text:p text:style-name="Egoscript_20_Lua_20_Definition">“<text:span text:style-name="T2">if( CanSeeKurses(self.target) ) then</text:span>”</text:p>
      <text:p text:style-name="P16">Proceeds if the target can see kursed stuff.</text:p>
      <text:p text:style-name="P24">DispelEnchantID</text:p>
      <text:p text:style-name="Egoscript_20_Lua_20_Definition">DispelEnchantID( tmpargument = "idsz" )</text:p>
      <text:p text:style-name="P16">This function removes all enchants from the target who match the specified RemovedByIDSZ</text:p>
      <text:p text:style-name="P24">KurseTarget</text:p>
      <text:p text:style-name="P15">“Kurse( self.target )”</text:p>
      <text:p text:style-name="P16">This makes the target kursed</text:p>
      <text:p text:style-name="P24">SetChildContent</text:p>
      <text:p text:style-name="Egoscript_20_Lua_20_Definition">“self.child.content = tmpargument”</text:p>
      <text:p text:style-name="Egoscript_20_Function_20_Definition">This function lets a character set the content of the last character it spawned last<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Mae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508cm" fo:line-height="120%"/>
      <style:text-properties style:font-name="Georgia"/>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Negatori" fo:font-size="20pt" fo:font-weight="bold"/>
    </style:style>
    <style:style style:name="Heading_20_2" style:display-name="Heading 2" style:family="paragraph" style:parent-style-name="Heading" style:next-style-name="Text_20_body" style:class="text" style:default-outline-level="2">
      <style:text-properties style:font-name="Negatori1"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egatori2" fo:font-size="16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432cm" fo:text-indent="0cm" style:auto-text-indent="false" text:number-lines="false" text:line-number="0"/>
      <style:text-properties style:font-name="Negatori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4cm" fo:margin-bottom="0.254cm" fo:text-indent="0cm" style:auto-text-indent="false">
        <style:tab-stops>
          <style:tab-stop style:position="17.59cm" style:type="right" style:leader-style="dotted" style:leader-text="."/>
        </style:tab-stops>
      </style:paragraph-properties>
      <style:text-properties style:font-name="Negatori1" fo:font-size="16pt" fo:font-weight="bold"/>
    </style:style>
    <style:style style:name="Contents_20_2" style:display-name="Contents 2" style:family="paragraph" style:parent-style-name="Index" style:class="index">
      <style:paragraph-properties fo:margin-left="0.499cm" fo:margin-right="0cm" fo:margin-top="0cm" fo:margin-bottom="0.254cm" fo:text-indent="0cm" style:auto-text-indent="false">
        <style:tab-stops>
          <style:tab-stop style:position="17.09cm" style:type="right" style:leader-style="dotted" style:leader-text="."/>
        </style:tab-stops>
      </style:paragraph-properties>
      <style:text-properties style:font-name="Negatori" fo:font-size="14pt" fo:font-weight="normal"/>
    </style:style>
    <style:style style:name="Contents_20_3" style:display-name="Contents 3" style:family="paragraph" style:parent-style-name="Index" style:class="index">
      <style:paragraph-properties fo:margin-left="0.998cm" fo:margin-right="0cm" fo:margin-top="0cm" fo:margin-bottom="0.254cm" fo:text-indent="0cm" style:auto-text-indent="false">
        <style:tab-stops>
          <style:tab-stop style:position="16.591cm" style:type="right" style:leader-style="dotted" style:leader-text="."/>
        </style:tab-stops>
      </style:paragraph-properties>
      <style:text-properties style:font-name="Negatori2" fo:font-style="itali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de" style:family="paragraph" style:parent-style-name="Text_20_body" style:class="text">
      <style:paragraph-properties fo:margin-top="0cm" fo:margin-bottom="0cm"/>
      <style:text-properties style:font-name="Courier New"/>
    </style:style>
    <style:style style:name="Egoscript_20_Function_20_Definition" style:display-name="Egoscript Function Definition" style:family="paragraph" style:parent-style-name="Standard" style:list-style-name="" style:master-page-name="">
      <style:paragraph-properties fo:margin-left="1.27cm" fo:margin-right="0cm" fo:margin-top="0cm" fo:margin-bottom="0.508cm" fo:orphans="0" fo:widows="0" fo:text-indent="0cm" style:auto-text-indent="false" style:page-number="auto" fo:keep-with-next="auto" style:text-autospace="none"/>
      <style:text-properties style:font-name="Georgia" fo:font-size="10pt" style:font-size-asian="10pt" style:font-size-complex="10pt"/>
    </style:style>
    <style:style style:name="Egoscript_20_Lua_20_Definition" style:display-name="Egoscript Lua Definition" style:family="paragraph" style:parent-style-name="Egoscript_20_Function_20_Definition" style:master-page-name="">
      <style:paragraph-properties fo:margin-left="1.27cm" fo:margin-right="0cm" fo:margin-top="0cm" fo:margin-bottom="0cm" fo:orphans="2" fo:widows="2" fo:text-indent="0cm" style:auto-text-indent="false" style:page-number="auto" fo:keep-with-next="always"/>
      <style:text-properties fo:font-style="italic"/>
    </style:style>
    <style:style style:name="Egoscript_20_Function" style:display-name="Egoscript Function" style:family="paragraph" style:parent-style-name="Standard" style:master-page-name="">
      <style:paragraph-properties fo:margin-top="0.254cm" fo:margin-bottom="0cm" fo:orphans="0" style:page-number="auto" fo:keep-with-next="always" style:writing-mode="lr-tb"/>
      <style:text-properties fo:font-size="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08T12:35:31.15</dc:date>
    <dc:creator>Johan Jansen</dc:creator>
    <meta:generator>OpenOffice.org/3.0$Win32 OpenOffice.org_project/300m15$Build-9379</meta:generator>
    <meta:editing-duration>PT05H40M25S</meta:editing-duration>
    <meta:editing-cycles>16</meta:editing-cycles>
    <meta:document-statistic meta:table-count="0" meta:image-count="0" meta:object-count="0" meta:page-count="63" meta:paragraph-count="1591" meta:word-count="14469" meta:character-count="85481"/>
  </office:meta>
</office:document-meta>
</file>